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2.21pt"/>
    </style:style>
    <style:style style:name="co2" style:family="table-column">
      <style:table-column-properties fo:break-before="auto" style:column-width="74.1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84.55pt"/>
    </style:style>
    <style:style style:name="co5" style:family="table-column">
      <style:table-column-properties fo:break-before="auto" style:column-width="244.4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7.9pt" fo:break-before="auto" style:use-optimal-row-height="true"/>
    </style:style>
    <style:style style:name="ro4" style:family="table-row">
      <style:table-row-properties style:row-height="36.6pt" fo:break-before="auto" style:use-optimal-row-height="true"/>
    </style:style>
    <style:style style:name="ro5" style:family="table-row">
      <style:table-row-properties style:row-height="3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799.63pt" svg:height="599.3pt" svg:x="644.2pt" svg:y="0pt">
            <loext:p draw:notify-on-update-of-ranges="Hoja1.A2:Hoja1.A31 Hoja1.B1:Hoja1.B1 Hoja1.B2:Hoja1.B31 Hoja1.C1:Hoja1.C1 Hoja1.C2:Hoja1.C31 Hoja1.D1:Hoja1.D1 Hoja1.D2:Hoja1.D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ombination</text:p>
          </table:table-cell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</table:table-row>
        <table:table-row table:style-name="ro1">
          <table:table-cell office:value-type="string" calcext:value-type="string">
            <text:p>FD_PYDOCK_TOT_CP_TSC_ZD_PYDOCK_TOT_ELE_SD_SDOCK_CP_TS</text:p>
          </table:table-cell>
          <table:table-cell office:value-type="float" office:value="0.145454545455" calcext:value-type="float">
            <text:p>0.1454545455</text:p>
          </table:table-cell>
          <table:table-cell office:value-type="float" office:value="0.327272727273" calcext:value-type="float">
            <text:p>0.3272727273</text:p>
          </table:table-cell>
          <table:table-cell office:value-type="float" office:value="0.545454545455" calcext:value-type="float">
            <text:p>0.5454545455</text:p>
          </table:table-cell>
        </table:table-row>
        <table:table-row table:style-name="ro1">
          <table:table-cell office:value-type="string" calcext:value-type="string">
            <text:p>FD_CP_RMFCA_CP_TB_ZD_CP_Qp_ELE_SD_AP_dDFIRE_CP_TSC</text:p>
          </table:table-cell>
          <table:table-cell office:value-type="float" office:value="0.0545454545455" calcext:value-type="float">
            <text:p>0.0545454545</text:p>
          </table:table-cell>
          <table:table-cell office:value-type="float" office:value="0.345454545455" calcext:value-type="float">
            <text:p>0.3454545455</text:p>
          </table:table-cell>
          <table:table-cell office:value-type="float" office:value="0.472727272727" calcext:value-type="float">
            <text:p>0.4727272727</text:p>
          </table:table-cell>
        </table:table-row>
        <table:table-row table:style-name="ro1">
          <table:table-cell office:value-type="string" calcext:value-type="string">
            <text:p>FD_CP_TB_CP_TSC_ZD_CP_TB_ELE_SD_AP_dDFIRE_CP_HLPL</text:p>
          </table:table-cell>
          <table:table-cell office:value-type="float" office:value="0.0545454545455" calcext:value-type="float">
            <text:p>0.0545454545</text:p>
          </table:table-cell>
          <table:table-cell office:value-type="float" office:value="0.345454545455" calcext:value-type="float">
            <text:p>0.3454545455</text:p>
          </table:table-cell>
          <table:table-cell office:value-type="float" office:value="0.527272727273" calcext:value-type="float">
            <text:p>0.5272727273</text:p>
          </table:table-cell>
        </table:table-row>
        <table:table-row table:style-name="ro1">
          <table:table-cell office:value-type="string" calcext:value-type="string">
            <text:p>FD_CP_BFKV_CP_TSC_ZD_CP_BT_CP_TB_SD_AP_dDFIRE_CP_TB</text:p>
          </table:table-cell>
          <table:table-cell office:value-type="float" office:value="0.0727272727273" calcext:value-type="float">
            <text:p>0.0727272727</text:p>
          </table:table-cell>
          <table:table-cell office:value-type="float" office:value="0.345454545455" calcext:value-type="float">
            <text:p>0.3454545455</text:p>
          </table:table-cell>
          <table:table-cell office:value-type="float" office:value="0.509090909091" calcext:value-type="float">
            <text:p>0.5090909091</text:p>
          </table:table-cell>
        </table:table-row>
        <table:table-row table:style-name="ro1">
          <table:table-cell office:value-type="string" calcext:value-type="string">
            <text:p>FD_CP_TB_CP_BFKV_ZD_ELE_CP_TSC_SD_CP_Qp_CP_TS</text:p>
          </table:table-cell>
          <table:table-cell office:value-type="float" office:value="0.0727272727273" calcext:value-type="float">
            <text:p>0.0727272727</text:p>
          </table:table-cell>
          <table:table-cell office:value-type="float" office:value="0.345454545455" calcext:value-type="float">
            <text:p>0.3454545455</text:p>
          </table:table-cell>
          <table:table-cell office:value-type="float" office:value="0.545454545455" calcext:value-type="float">
            <text:p>0.5454545455</text:p>
          </table:table-cell>
        </table:table-row>
        <table:table-row table:style-name="ro1">
          <table:table-cell office:value-type="string" calcext:value-type="string">
            <text:p>FD_CP_BFKV_CP_TSC_ZD_AP_PISA_CP_TSC_SD_AP_dDFIRE_CP_HLPL</text:p>
          </table:table-cell>
          <table:table-cell office:value-type="float" office:value="0.0727272727273" calcext:value-type="float">
            <text:p>0.0727272727</text:p>
          </table:table-cell>
          <table:table-cell office:value-type="float" office:value="0.345454545455" calcext:value-type="float">
            <text:p>0.3454545455</text:p>
          </table:table-cell>
          <table:table-cell office:value-type="float" office:value="0.545454545455" calcext:value-type="float">
            <text:p>0.5454545455</text:p>
          </table:table-cell>
        </table:table-row>
        <table:table-row table:style-name="ro1">
          <table:table-cell office:value-type="string" calcext:value-type="string">
            <text:p>FD_CP_BFKV_AP_GOAP_DF_ZD_AP_T2_ELE_SD_AP_dDFIRE_CP_TSC</text:p>
          </table:table-cell>
          <table:table-cell office:value-type="float" office:value="0.0727272727273" calcext:value-type="float">
            <text:p>0.0727272727</text:p>
          </table:table-cell>
          <table:table-cell office:value-type="float" office:value="0.345454545455" calcext:value-type="float">
            <text:p>0.3454545455</text:p>
          </table:table-cell>
          <table:table-cell office:value-type="float" office:value="0.545454545455" calcext:value-type="float">
            <text:p>0.5454545455</text:p>
          </table:table-cell>
        </table:table-row>
        <table:table-row table:style-name="ro1">
          <table:table-cell office:value-type="string" calcext:value-type="string">
            <text:p>FD_PROPNSTS_CP_RMFCA_ZD_CP_Qp_ELE_SD_AP_calRWp_SDOCK</text:p>
          </table:table-cell>
          <table:table-cell office:value-type="float" office:value="0.0909090909091" calcext:value-type="float">
            <text:p>0.0909090909</text:p>
          </table:table-cell>
          <table:table-cell office:value-type="float" office:value="0.345454545455" calcext:value-type="float">
            <text:p>0.3454545455</text:p>
          </table:table-cell>
          <table:table-cell office:value-type="float" office:value="0.454545454545" calcext:value-type="float">
            <text:p>0.4545454545</text:p>
          </table:table-cell>
        </table:table-row>
        <table:table-row table:style-name="ro1">
          <table:table-cell office:value-type="string" calcext:value-type="string">
            <text:p>FD_CP_BFKV_CP_TSC_ZD_CP_Qp_AP_T2_SD_SDOCK_AP_PISA</text:p>
          </table:table-cell>
          <table:table-cell office:value-type="float" office:value="0.0909090909091" calcext:value-type="float">
            <text:p>0.0909090909</text:p>
          </table:table-cell>
          <table:table-cell office:value-type="float" office:value="0.345454545455" calcext:value-type="float">
            <text:p>0.3454545455</text:p>
          </table:table-cell>
          <table:table-cell office:value-type="float" office:value="0.527272727273" calcext:value-type="float">
            <text:p>0.5272727273</text:p>
          </table:table-cell>
        </table:table-row>
        <table:table-row table:style-name="ro1">
          <table:table-cell office:value-type="string" calcext:value-type="string">
            <text:p>FD_CP_BFKV_CP_TSC_ZD_CP_HLPL_ZDOCK_SD_SDOCK_AP_PISA</text:p>
          </table:table-cell>
          <table:table-cell office:value-type="float" office:value="0.0909090909091" calcext:value-type="float">
            <text:p>0.0909090909</text:p>
          </table:table-cell>
          <table:table-cell office:value-type="float" office:value="0.345454545455" calcext:value-type="float">
            <text:p>0.3454545455</text:p>
          </table:table-cell>
          <table:table-cell office:value-type="float" office:value="0.527272727273" calcext:value-type="float">
            <text:p>0.5272727273</text:p>
          </table:table-cell>
        </table:table-row>
        <table:table-row table:style-name="ro1">
          <table:table-cell office:value-type="string" calcext:value-type="string">
            <text:p>FD_CP_TB_CP_TSC_ZD_CP_BT_CP_TSC_SD_SDOCK_AP_PISA</text:p>
          </table:table-cell>
          <table:table-cell office:value-type="float" office:value="0.127272727273" calcext:value-type="float">
            <text:p>0.1272727273</text:p>
          </table:table-cell>
          <table:table-cell office:value-type="float" office:value="0.345454545455" calcext:value-type="float">
            <text:p>0.3454545455</text:p>
          </table:table-cell>
          <table:table-cell office:value-type="float" office:value="0.490909090909" calcext:value-type="float">
            <text:p>0.4909090909</text:p>
          </table:table-cell>
        </table:table-row>
        <table:table-row table:style-name="ro1">
          <table:table-cell office:value-type="string" calcext:value-type="string">
            <text:p>FD_PROPNSTS_CP_BFKV_ZD_CP_BT_ELE_SD_CP_Qp_AP_dDFIRE</text:p>
          </table:table-cell>
          <table:table-cell office:value-type="float" office:value="0.127272727273" calcext:value-type="float">
            <text:p>0.1272727273</text:p>
          </table:table-cell>
          <table:table-cell office:value-type="float" office:value="0.345454545455" calcext:value-type="float">
            <text:p>0.3454545455</text:p>
          </table:table-cell>
          <table:table-cell office:value-type="float" office:value="0.509090909091" calcext:value-type="float">
            <text:p>0.5090909091</text:p>
          </table:table-cell>
        </table:table-row>
        <table:table-row table:style-name="ro1">
          <table:table-cell office:value-type="string" calcext:value-type="string">
            <text:p>FD_PROPNSTS_CP_BFKV_ZD_CP_BT_ELE_SD_CP_HLPL_CP_TB</text:p>
          </table:table-cell>
          <table:table-cell office:value-type="float" office:value="0.127272727273" calcext:value-type="float">
            <text:p>0.1272727273</text:p>
          </table:table-cell>
          <table:table-cell office:value-type="float" office:value="0.345454545455" calcext:value-type="float">
            <text:p>0.3454545455</text:p>
          </table:table-cell>
          <table:table-cell office:value-type="float" office:value="0.527272727273" calcext:value-type="float">
            <text:p>0.5272727273</text:p>
          </table:table-cell>
        </table:table-row>
        <table:table-row table:style-name="ro1">
          <table:table-cell office:value-type="string" calcext:value-type="string">
            <text:p>FD_PYDOCK_TOT_CP_TSC_ZD_AP_T2_AP_DCOMPLEX_SD_AP_MPS_SDOCK</text:p>
          </table:table-cell>
          <table:table-cell office:value-type="float" office:value="0.127272727273" calcext:value-type="float">
            <text:p>0.1272727273</text:p>
          </table:table-cell>
          <table:table-cell office:value-type="float" office:value="0.345454545455" calcext:value-type="float">
            <text:p>0.3454545455</text:p>
          </table:table-cell>
          <table:table-cell office:value-type="float" office:value="0.563636363636" calcext:value-type="float">
            <text:p>0.5636363636</text:p>
          </table:table-cell>
        </table:table-row>
        <table:table-row table:style-name="ro1">
          <table:table-cell office:value-type="string" calcext:value-type="string">
            <text:p>FD_PYDOCK_TOT_CP_TSC_ZD_PYDOCK_TOT_AP_DCOMPLEX_SD_AP_MPS_SDOCK</text:p>
          </table:table-cell>
          <table:table-cell office:value-type="float" office:value="0.127272727273" calcext:value-type="float">
            <text:p>0.1272727273</text:p>
          </table:table-cell>
          <table:table-cell office:value-type="float" office:value="0.345454545455" calcext:value-type="float">
            <text:p>0.3454545455</text:p>
          </table:table-cell>
          <table:table-cell office:value-type="float" office:value="0.581818181818" calcext:value-type="float">
            <text:p>0.5818181818</text:p>
          </table:table-cell>
        </table:table-row>
        <table:table-row table:style-name="ro1">
          <table:table-cell office:value-type="string" calcext:value-type="string">
            <text:p>FD_PYDOCK_TOT_CP_TSC_ZD_AP_T2_ELE_SD_CP_Qp_AP_dDFIRE</text:p>
          </table:table-cell>
          <table:table-cell office:value-type="float" office:value="0.127272727273" calcext:value-type="float">
            <text:p>0.1272727273</text:p>
          </table:table-cell>
          <table:table-cell office:value-type="float" office:value="0.345454545455" calcext:value-type="float">
            <text:p>0.3454545455</text:p>
          </table:table-cell>
          <table:table-cell office:value-type="float" office:value="0.581818181818" calcext:value-type="float">
            <text:p>0.5818181818</text:p>
          </table:table-cell>
        </table:table-row>
        <table:table-row table:style-name="ro1">
          <table:table-cell office:value-type="string" calcext:value-type="string">
            <text:p>FD_CP_TB_CP_BFKV_ZD_PYDOCK_TOT_CP_TSC_SD_SDOCK_AP_PISA</text:p>
          </table:table-cell>
          <table:table-cell office:value-type="float" office:value="0.163636363636" calcext:value-type="float">
            <text:p>0.1636363636</text:p>
          </table:table-cell>
          <table:table-cell office:value-type="float" office:value="0.345454545455" calcext:value-type="float">
            <text:p>0.3454545455</text:p>
          </table:table-cell>
          <table:table-cell office:value-type="float" office:value="0.545454545455" calcext:value-type="float">
            <text:p>0.5454545455</text:p>
          </table:table-cell>
        </table:table-row>
        <table:table-row table:style-name="ro1">
          <table:table-cell office:value-type="string" calcext:value-type="string">
            <text:p>FD_PYDOCK_TOT_CP_TSC_ZD_CP_TB_ELE_SD_SDOCK_AP_PISA</text:p>
          </table:table-cell>
          <table:table-cell office:value-type="float" office:value="0.163636363636" calcext:value-type="float">
            <text:p>0.1636363636</text:p>
          </table:table-cell>
          <table:table-cell office:value-type="float" office:value="0.345454545455" calcext:value-type="float">
            <text:p>0.3454545455</text:p>
          </table:table-cell>
          <table:table-cell office:value-type="float" office:value="0.581818181818" calcext:value-type="float">
            <text:p>0.5818181818</text:p>
          </table:table-cell>
        </table:table-row>
        <table:table-row table:style-name="ro1">
          <table:table-cell office:value-type="string" calcext:value-type="string">
            <text:p>FD_CP_BFKV_CP_TSC_ZD_CP_BT_ELE_SD_AP_dDFIRE_CP_TB</text:p>
          </table:table-cell>
          <table:table-cell office:value-type="float" office:value="0.0727272727273" calcext:value-type="float">
            <text:p>0.0727272727</text:p>
          </table:table-cell>
          <table:table-cell office:value-type="float" office:value="0.363636363636" calcext:value-type="float">
            <text:p>0.3636363636</text:p>
          </table:table-cell>
          <table:table-cell office:value-type="float" office:value="0.509090909091" calcext:value-type="float">
            <text:p>0.5090909091</text:p>
          </table:table-cell>
        </table:table-row>
        <table:table-row table:style-name="ro1">
          <table:table-cell office:value-type="string" calcext:value-type="string">
            <text:p>FD_PROPNSTS_CP_BFKV_ZD_CP_HLPL_PYDOCK_TOT_SD_AP_dDFIRE_CP_HLPL</text:p>
          </table:table-cell>
          <table:table-cell office:value-type="float" office:value="0.0909090909091" calcext:value-type="float">
            <text:p>0.0909090909</text:p>
          </table:table-cell>
          <table:table-cell office:value-type="float" office:value="0.363636363636" calcext:value-type="float">
            <text:p>0.3636363636</text:p>
          </table:table-cell>
          <table:table-cell office:value-type="float" office:value="0.490909090909" calcext:value-type="float">
            <text:p>0.4909090909</text:p>
          </table:table-cell>
        </table:table-row>
        <table:table-row table:style-name="ro1">
          <table:table-cell office:value-type="string" calcext:value-type="string">
            <text:p>FD_CP_BFKV_CP_TSC_ZD_CP_BT_CP_TSC_SD_AP_dDFIRE_CP_TB</text:p>
          </table:table-cell>
          <table:table-cell office:value-type="float" office:value="0.0909090909091" calcext:value-type="float">
            <text:p>0.0909090909</text:p>
          </table:table-cell>
          <table:table-cell office:value-type="float" office:value="0.363636363636" calcext:value-type="float">
            <text:p>0.3636363636</text:p>
          </table:table-cell>
          <table:table-cell office:value-type="float" office:value="0.490909090909" calcext:value-type="float">
            <text:p>0.4909090909</text:p>
          </table:table-cell>
        </table:table-row>
        <table:table-row table:style-name="ro1">
          <table:table-cell office:value-type="string" calcext:value-type="string">
            <text:p>FD_CP_BFKV_CP_TSC_ZD_CP_Qp_ELE_SD_SDOCK_AP_PISA</text:p>
          </table:table-cell>
          <table:table-cell office:value-type="float" office:value="0.109090909091" calcext:value-type="float">
            <text:p>0.1090909091</text:p>
          </table:table-cell>
          <table:table-cell office:value-type="float" office:value="0.363636363636" calcext:value-type="float">
            <text:p>0.3636363636</text:p>
          </table:table-cell>
          <table:table-cell office:value-type="float" office:value="0.509090909091" calcext:value-type="float">
            <text:p>0.5090909091</text:p>
          </table:table-cell>
        </table:table-row>
        <table:table-row table:style-name="ro1">
          <table:table-cell office:value-type="string" calcext:value-type="string">
            <text:p>FD_CP_TB_AP_GOAP_DF_ZD_CP_BT_ELE_SD_AP_MPS_CP_TS</text:p>
          </table:table-cell>
          <table:table-cell office:value-type="float" office:value="0.109090909091" calcext:value-type="float">
            <text:p>0.1090909091</text:p>
          </table:table-cell>
          <table:table-cell office:value-type="float" office:value="0.363636363636" calcext:value-type="float">
            <text:p>0.3636363636</text:p>
          </table:table-cell>
          <table:table-cell office:value-type="float" office:value="0.527272727273" calcext:value-type="float">
            <text:p>0.5272727273</text:p>
          </table:table-cell>
        </table:table-row>
        <table:table-row table:style-name="ro1">
          <table:table-cell office:value-type="string" calcext:value-type="string">
            <text:p>FD_CP_TB_CP_BFKV_ZD_CP_Qp_ELE_SD_SDOCK_CP_TSC</text:p>
          </table:table-cell>
          <table:table-cell office:value-type="float" office:value="0.109090909091" calcext:value-type="float">
            <text:p>0.1090909091</text:p>
          </table:table-cell>
          <table:table-cell office:value-type="float" office:value="0.363636363636" calcext:value-type="float">
            <text:p>0.3636363636</text:p>
          </table:table-cell>
          <table:table-cell office:value-type="float" office:value="0.545454545455" calcext:value-type="float">
            <text:p>0.5454545455</text:p>
          </table:table-cell>
        </table:table-row>
        <table:table-row table:style-name="ro1">
          <table:table-cell office:value-type="string" calcext:value-type="string">
            <text:p>FD_CP_TB_CP_BFKV_ZD_CP_Qp_ELE_SD_CP_Qp_AP_dDFIRE</text:p>
          </table:table-cell>
          <table:table-cell office:value-type="float" office:value="0.109090909091" calcext:value-type="float">
            <text:p>0.1090909091</text:p>
          </table:table-cell>
          <table:table-cell office:value-type="float" office:value="0.363636363636" calcext:value-type="float">
            <text:p>0.3636363636</text:p>
          </table:table-cell>
          <table:table-cell office:value-type="float" office:value="0.545454545455" calcext:value-type="float">
            <text:p>0.5454545455</text:p>
          </table:table-cell>
        </table:table-row>
        <table:table-row table:style-name="ro1">
          <table:table-cell office:value-type="string" calcext:value-type="string">
            <text:p>FD_CP_TB_CP_BFKV_ZD_CP_Qp_ELE_SD_AP_dDFIRE_CP_HLPL</text:p>
          </table:table-cell>
          <table:table-cell office:value-type="float" office:value="0.127272727273" calcext:value-type="float">
            <text:p>0.1272727273</text:p>
          </table:table-cell>
          <table:table-cell office:value-type="float" office:value="0.363636363636" calcext:value-type="float">
            <text:p>0.3636363636</text:p>
          </table:table-cell>
          <table:table-cell office:value-type="float" office:value="0.545454545455" calcext:value-type="float">
            <text:p>0.5454545455</text:p>
          </table:table-cell>
        </table:table-row>
        <table:table-row table:style-name="ro1">
          <table:table-cell office:value-type="string" calcext:value-type="string">
            <text:p>FD_PYDOCK_TOT_CP_TSC_ZD_CP_BT_ELE_SD_AP_calRWp_SDOCK</text:p>
          </table:table-cell>
          <table:table-cell office:value-type="float" office:value="0.145454545455" calcext:value-type="float">
            <text:p>0.1454545455</text:p>
          </table:table-cell>
          <table:table-cell office:value-type="float" office:value="0.363636363636" calcext:value-type="float">
            <text:p>0.3636363636</text:p>
          </table:table-cell>
          <table:table-cell office:value-type="float" office:value="0.563636363636" calcext:value-type="float">
            <text:p>0.5636363636</text:p>
          </table:table-cell>
        </table:table-row>
        <table:table-row table:style-name="ro1">
          <table:table-cell office:value-type="string" calcext:value-type="string">
            <text:p>FD_CP_TB_CP_BFKV_ZD_CP_Qp_ELE_SD_SDOCK_CP_TS</text:p>
          </table:table-cell>
          <table:table-cell office:value-type="float" office:value="0.145454545455" calcext:value-type="float">
            <text:p>0.1454545455</text:p>
          </table:table-cell>
          <table:table-cell office:value-type="float" office:value="0.363636363636" calcext:value-type="float">
            <text:p>0.3636363636</text:p>
          </table:table-cell>
          <table:table-cell office:value-type="float" office:value="0.563636363636" calcext:value-type="float">
            <text:p>0.5636363636</text:p>
          </table:table-cell>
        </table:table-row>
        <table:table-row table:style-name="ro1">
          <table:table-cell office:value-type="string" calcext:value-type="string">
            <text:p>FD_CP_TB_CP_BFKV_ZD_CP_HLPL_ELE_SD_AP_calRWp_SDOCK</text:p>
          </table:table-cell>
          <table:table-cell office:value-type="float" office:value="0.127272727273" calcext:value-type="float">
            <text:p>0.1272727273</text:p>
          </table:table-cell>
          <table:table-cell office:value-type="float" office:value="0.381818181818" calcext:value-type="float">
            <text:p>0.3818181818</text:p>
          </table:table-cell>
          <table:table-cell office:value-type="float" office:value="0.563636363636" calcext:value-type="float">
            <text:p>0.5636363636</text:p>
          </table:table-cell>
        </table:table-row>
        <table:table-row table:style-name="ro1">
          <table:table-cell office:value-type="string" calcext:value-type="string">
            <text:p>FD_PYDOCK_TOT_CP_TSC_ZD_ELE_CP_TSC_SD_AP_dDFIRE_CP_HLPL</text:p>
          </table:table-cell>
          <table:table-cell office:value-type="float" office:value="0.145454545455" calcext:value-type="float">
            <text:p>0.1454545455</text:p>
          </table:table-cell>
          <table:table-cell office:value-type="float" office:value="0.4" calcext:value-type="float">
            <text:p>0.4</text:p>
          </table:table-cell>
          <table:table-cell office:value-type="float" office:value="0.581818181818" calcext:value-type="float">
            <text:p>0.581818181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ROPN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_GOAP_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_HLP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P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_T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_RMF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DOCK_T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_T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_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_PISA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P_DCOMPL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DOCK_T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_Q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_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_HLP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DO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_T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_T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_T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_PISA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P_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_dD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_calRW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_Q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DO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_T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_T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_HLP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_T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_PISA</text:p>
          </table:table-cell>
          <table:table-cell table:number-columns-repeated="3"/>
        </table:table-row>
      </table:table>
      <table:table table:name="success rate tripplets" table:style-name="ta1">
        <table:shapes>
          <draw:frame draw:z-index="0" draw:style-name="gr1" draw:text-style-name="P1" svg:width="918.71pt" svg:height="1100.47pt" svg:x="709.37pt" svg:y="1183.86pt">
            <loext:p draw:notify-on-update-of-ranges="'success rate tripplets'.G12:'success rate tripplets'.G31 'success rate tripplets'.H11:'success rate tripplets'.H11 'success rate tripplets'.H12:'success rate tripplets'.H31 'success rate tripplets'.I11:'success rate tripplets'.I11 'success rate tripplets'.I12:'success rate tripplets'.I31 'success rate tripplets'.J11:'success rate tripplets'.J11 'success rate tripplets'.J12:'success rate tripplets'.J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Combinations </text:p>
          </table:table-cell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FD CP_TB  and CP_BFKV</text:p>
            <text:p>ZD CP_HLPL and CP_BT</text:p>
            <text:p>SD SDOCK and AP_PISA</text:p>
          </table:table-cell>
          <table:table-cell office:value-type="float" office:value="0.145454545455" calcext:value-type="float">
            <text:p>0.1454545455</text:p>
          </table:table-cell>
          <table:table-cell office:value-type="float" office:value="0.327272727273" calcext:value-type="float">
            <text:p>0.3272727273</text:p>
          </table:table-cell>
          <table:table-cell office:value-type="float" office:value="0.490909090909" calcext:value-type="float">
            <text:p>0.4909090909</text:p>
          </table:table-cell>
          <table:table-cell table:number-columns-repeated="6"/>
          <table:table-cell office:value-type="string" calcext:value-type="string">
            <text:p>FD CP_TB  and CP_BFKV</text:p>
            <text:p>ZD CP_HLPL and CP_BT</text:p>
            <text:p>SD SDOCK and AP_PISA</text:p>
          </table:table-cell>
          <table:table-cell table:formula="of:=100*[.B2]" office:value-type="float" office:value="14.5454545455" calcext:value-type="float">
            <text:p>14.5454545455</text:p>
          </table:table-cell>
          <table:table-cell table:formula="of:=100*[.C2]" office:value-type="float" office:value="32.7272727273" calcext:value-type="float">
            <text:p>32.7272727273</text:p>
          </table:table-cell>
          <table:table-cell table:formula="of:=100*[.D2]" office:value-type="float" office:value="49.0909090909" calcext:value-type="float">
            <text:p>49.0909090909</text:p>
          </table:table-cell>
        </table:table-row>
        <table:table-row table:style-name="ro3">
          <table:table-cell office:value-type="string" calcext:value-type="string">
            <text:p>FD PYDOCK_TOT and CP_TSC</text:p>
            <text:p>ZD PYDOCK_TOT and ELE</text:p>
            <text:p>SD SDOCK and CP_TS</text:p>
          </table:table-cell>
          <table:table-cell office:value-type="float" office:value="0.145454545455" calcext:value-type="float">
            <text:p>0.1454545455</text:p>
          </table:table-cell>
          <table:table-cell office:value-type="float" office:value="0.327272727273" calcext:value-type="float">
            <text:p>0.3272727273</text:p>
          </table:table-cell>
          <table:table-cell office:value-type="float" office:value="0.545454545455" calcext:value-type="float">
            <text:p>0.5454545455</text:p>
          </table:table-cell>
          <table:table-cell table:number-columns-repeated="6"/>
          <table:table-cell office:value-type="string" calcext:value-type="string">
            <text:p>FD PYDOCK_TOT and CP_TSC</text:p>
            <text:p>ZD PYDOCK_TOT and ELE</text:p>
            <text:p>SD SDOCK and CP_TS</text:p>
          </table:table-cell>
          <table:table-cell table:formula="of:=100*[.B3]" office:value-type="float" office:value="14.5454545455" calcext:value-type="float">
            <text:p>14.5454545455</text:p>
          </table:table-cell>
          <table:table-cell table:formula="of:=100*[.C3]" office:value-type="float" office:value="32.7272727273" calcext:value-type="float">
            <text:p>32.7272727273</text:p>
          </table:table-cell>
          <table:table-cell table:formula="of:=100*[.D3]" office:value-type="float" office:value="54.5454545455" calcext:value-type="float">
            <text:p>54.5454545455</text:p>
          </table:table-cell>
        </table:table-row>
        <table:table-row table:style-name="ro3">
          <table:table-cell office:value-type="string" calcext:value-type="string">
            <text:p>FD_CP_TB and CP_BFKV</text:p>
            <text:p>ZD_CP_Qp and ELE</text:p>
            <text:p>SD_AP_dDFIRE and AP_PISA</text:p>
          </table:table-cell>
          <table:table-cell office:value-type="float" office:value="0.145454545455" calcext:value-type="float">
            <text:p>0.1454545455</text:p>
          </table:table-cell>
          <table:table-cell office:value-type="float" office:value="0.327272727273" calcext:value-type="float">
            <text:p>0.3272727273</text:p>
          </table:table-cell>
          <table:table-cell office:value-type="float" office:value="0.490909090909" calcext:value-type="float">
            <text:p>0.4909090909</text:p>
          </table:table-cell>
          <table:table-cell table:number-columns-repeated="6"/>
          <table:table-cell office:value-type="string" calcext:value-type="string">
            <text:p>FD_CP_TB and CP_BFKV</text:p>
            <text:p>ZD_CP_Qp and ELE</text:p>
            <text:p>SD_AP_dDFIRE and AP_PISA</text:p>
          </table:table-cell>
          <table:table-cell table:formula="of:=100*[.B4]" office:value-type="float" office:value="14.5454545455" calcext:value-type="float">
            <text:p>14.5454545455</text:p>
          </table:table-cell>
          <table:table-cell table:formula="of:=100*[.C4]" office:value-type="float" office:value="32.7272727273" calcext:value-type="float">
            <text:p>32.7272727273</text:p>
          </table:table-cell>
          <table:table-cell table:formula="of:=100*[.D4]" office:value-type="float" office:value="49.0909090909" calcext:value-type="float">
            <text:p>49.0909090909</text:p>
          </table:table-cell>
        </table:table-row>
        <table:table-row table:style-name="ro3">
          <table:table-cell office:value-type="string" calcext:value-type="string">
            <text:p>FD PYDOCK_TOT andCP_TSC</text:p>
            <text:p>ZD CP_DECK and ZDOCK</text:p>
            <text:p>SD SDOCK and CP_TSC</text:p>
          </table:table-cell>
          <table:table-cell office:value-type="float" office:value="0.163636363636" calcext:value-type="float">
            <text:p>0.1636363636</text:p>
          </table:table-cell>
          <table:table-cell office:value-type="float" office:value="0.327272727273" calcext:value-type="float">
            <text:p>0.3272727273</text:p>
          </table:table-cell>
          <table:table-cell office:value-type="float" office:value="0.545454545455" calcext:value-type="float">
            <text:p>0.5454545455</text:p>
          </table:table-cell>
          <table:table-cell table:number-columns-repeated="6"/>
          <table:table-cell office:value-type="string" calcext:value-type="string">
            <text:p>FD PYDOCK_TOT andCP_TSC</text:p>
            <text:p>ZD CP_DECK and ZDOCK</text:p>
            <text:p>SD SDOCK and CP_TSC</text:p>
          </table:table-cell>
          <table:table-cell table:formula="of:=100*[.B5]" office:value-type="float" office:value="16.3636363636" calcext:value-type="float">
            <text:p>16.3636363636</text:p>
          </table:table-cell>
          <table:table-cell table:formula="of:=100*[.C5]" office:value-type="float" office:value="32.7272727273" calcext:value-type="float">
            <text:p>32.7272727273</text:p>
          </table:table-cell>
          <table:table-cell table:formula="of:=100*[.D5]" office:value-type="float" office:value="54.5454545455" calcext:value-type="float">
            <text:p>54.5454545455</text:p>
          </table:table-cell>
        </table:table-row>
        <table:table-row table:style-name="ro3">
          <table:table-cell office:value-type="string" calcext:value-type="string">
            <text:p>FD PYDOCK_TOT and CP_TSC</text:p>
            <text:p>ZD AP_PISA and AP_DCOMPLEX</text:p>
            <text:p>SD SDOCK and CP_TSC</text:p>
          </table:table-cell>
          <table:table-cell office:value-type="float" office:value="0.163636363636" calcext:value-type="float">
            <text:p>0.1636363636</text:p>
          </table:table-cell>
          <table:table-cell office:value-type="float" office:value="0.327272727273" calcext:value-type="float">
            <text:p>0.3272727273</text:p>
          </table:table-cell>
          <table:table-cell office:value-type="float" office:value="0.563636363636" calcext:value-type="float">
            <text:p>0.5636363636</text:p>
          </table:table-cell>
          <table:table-cell table:number-columns-repeated="6"/>
          <table:table-cell office:value-type="string" calcext:value-type="string">
            <text:p>FD PYDOCK_TOT and CP_TSC</text:p>
            <text:p>ZD AP_PISA and AP_DCOMPLEX</text:p>
            <text:p>SD SDOCK and CP_TSC</text:p>
          </table:table-cell>
          <table:table-cell table:formula="of:=100*[.B6]" office:value-type="float" office:value="16.3636363636" calcext:value-type="float">
            <text:p>16.3636363636</text:p>
          </table:table-cell>
          <table:table-cell table:formula="of:=100*[.C6]" office:value-type="float" office:value="32.7272727273" calcext:value-type="float">
            <text:p>32.7272727273</text:p>
          </table:table-cell>
          <table:table-cell table:formula="of:=100*[.D6]" office:value-type="float" office:value="56.3636363636" calcext:value-type="float">
            <text:p>56.3636363636</text:p>
          </table:table-cell>
        </table:table-row>
        <table:table-row table:style-name="ro3">
          <table:table-cell office:value-type="string" calcext:value-type="string">
            <text:p>FD PROPNSTS and CP_BFKV</text:p>
            <text:p>ZD AP_T1 and ELE</text:p>
            <text:p>SD SDOCK and AP_PISA</text:p>
          </table:table-cell>
          <table:table-cell office:value-type="float" office:value="0.163636363636" calcext:value-type="float">
            <text:p>0.1636363636</text:p>
          </table:table-cell>
          <table:table-cell office:value-type="float" office:value="0.327272727273" calcext:value-type="float">
            <text:p>0.3272727273</text:p>
          </table:table-cell>
          <table:table-cell office:value-type="float" office:value="0.490909090909" calcext:value-type="float">
            <text:p>0.4909090909</text:p>
          </table:table-cell>
          <table:table-cell table:number-columns-repeated="6"/>
          <table:table-cell office:value-type="string" calcext:value-type="string">
            <text:p>FD PROPNSTS and CP_BFKV</text:p>
            <text:p>ZD AP_T1 and ELE</text:p>
            <text:p>SD SDOCK and AP_PISA</text:p>
          </table:table-cell>
          <table:table-cell table:formula="of:=100*[.B7]" office:value-type="float" office:value="16.3636363636" calcext:value-type="float">
            <text:p>16.3636363636</text:p>
          </table:table-cell>
          <table:table-cell table:formula="of:=100*[.C7]" office:value-type="float" office:value="32.7272727273" calcext:value-type="float">
            <text:p>32.7272727273</text:p>
          </table:table-cell>
          <table:table-cell table:formula="of:=100*[.D7]" office:value-type="float" office:value="49.0909090909" calcext:value-type="float">
            <text:p>49.0909090909</text:p>
          </table:table-cell>
        </table:table-row>
        <table:table-row table:style-name="ro3">
          <table:table-cell office:value-type="string" calcext:value-type="string">
            <text:p>FD PYDOCK_TOT and CP_TSC</text:p>
            <text:p>ZD AP_PISA and CP_TSC</text:p>
            <text:p>SD SDOCK and CP_TSC</text:p>
          </table:table-cell>
          <table:table-cell office:value-type="float" office:value="0.163636363636" calcext:value-type="float">
            <text:p>0.1636363636</text:p>
          </table:table-cell>
          <table:table-cell office:value-type="float" office:value="0.327272727273" calcext:value-type="float">
            <text:p>0.3272727273</text:p>
          </table:table-cell>
          <table:table-cell office:value-type="float" office:value="0.545454545455" calcext:value-type="float">
            <text:p>0.5454545455</text:p>
          </table:table-cell>
          <table:table-cell table:number-columns-repeated="6"/>
          <table:table-cell office:value-type="string" calcext:value-type="string">
            <text:p>FD PYDOCK_TOT and CP_TSC</text:p>
            <text:p>ZD AP_PISA and CP_TSC</text:p>
            <text:p>SD SDOCK and CP_TSC</text:p>
          </table:table-cell>
          <table:table-cell table:formula="of:=100*[.B8]" office:value-type="float" office:value="16.3636363636" calcext:value-type="float">
            <text:p>16.3636363636</text:p>
          </table:table-cell>
          <table:table-cell table:formula="of:=100*[.C8]" office:value-type="float" office:value="32.7272727273" calcext:value-type="float">
            <text:p>32.7272727273</text:p>
          </table:table-cell>
          <table:table-cell table:formula="of:=100*[.D8]" office:value-type="float" office:value="54.5454545455" calcext:value-type="float">
            <text:p>54.5454545455</text:p>
          </table:table-cell>
        </table:table-row>
        <table:table-row table:style-name="ro3">
          <table:table-cell office:value-type="string" calcext:value-type="string">
            <text:p>FD PYDOCK_TOT and CP_TSC</text:p>
            <text:p>ZD AP_DCOMPLEX and AP_T1</text:p>
            <text:p>SD SDOCK and CP_TSC</text:p>
          </table:table-cell>
          <table:table-cell office:value-type="float" office:value="0.163636363636" calcext:value-type="float">
            <text:p>0.1636363636</text:p>
          </table:table-cell>
          <table:table-cell office:value-type="float" office:value="0.327272727273" calcext:value-type="float">
            <text:p>0.3272727273</text:p>
          </table:table-cell>
          <table:table-cell office:value-type="float" office:value="0.527272727273" calcext:value-type="float">
            <text:p>0.5272727273</text:p>
          </table:table-cell>
          <table:table-cell table:number-columns-repeated="6"/>
          <table:table-cell office:value-type="string" calcext:value-type="string">
            <text:p>FD PYDOCK_TOT and CP_TSC</text:p>
            <text:p>ZD AP_DCOMPLEX and AP_T1</text:p>
            <text:p>SD SDOCK and CP_TSC</text:p>
          </table:table-cell>
          <table:table-cell table:formula="of:=100*[.B9]" office:value-type="float" office:value="16.3636363636" calcext:value-type="float">
            <text:p>16.3636363636</text:p>
          </table:table-cell>
          <table:table-cell table:formula="of:=100*[.C9]" office:value-type="float" office:value="32.7272727273" calcext:value-type="float">
            <text:p>32.7272727273</text:p>
          </table:table-cell>
          <table:table-cell table:formula="of:=100*[.D9]" office:value-type="float" office:value="52.7272727273" calcext:value-type="float">
            <text:p>52.7272727273</text:p>
          </table:table-cell>
        </table:table-row>
        <table:table-row table:style-name="ro3">
          <table:table-cell office:value-type="string" calcext:value-type="string">
            <text:p>FD CP_BFKV and CP_TSC</text:p>
            <text:p>ZD AP_PISA and PYDOCK_TOT</text:p>
            <text:p>SD SDOCK and CP_BFKV</text:p>
          </table:table-cell>
          <table:table-cell office:value-type="float" office:value="0.163636363636" calcext:value-type="float">
            <text:p>0.1636363636</text:p>
          </table:table-cell>
          <table:table-cell office:value-type="float" office:value="0.327272727273" calcext:value-type="float">
            <text:p>0.3272727273</text:p>
          </table:table-cell>
          <table:table-cell office:value-type="float" office:value="0.527272727273" calcext:value-type="float">
            <text:p>0.5272727273</text:p>
          </table:table-cell>
          <table:table-cell table:number-columns-repeated="6"/>
          <table:table-cell office:value-type="string" calcext:value-type="string">
            <text:p>FD CP_BFKV and CP_TSC</text:p>
            <text:p>ZD AP_PISA and PYDOCK_TOT</text:p>
            <text:p>SD SDOCK and CP_BFKV</text:p>
          </table:table-cell>
          <table:table-cell table:formula="of:=100*[.B10]" office:value-type="float" office:value="16.3636363636" calcext:value-type="float">
            <text:p>16.3636363636</text:p>
          </table:table-cell>
          <table:table-cell table:formula="of:=100*[.C10]" office:value-type="float" office:value="32.7272727273" calcext:value-type="float">
            <text:p>32.7272727273</text:p>
          </table:table-cell>
          <table:table-cell table:formula="of:=100*[.D10]" office:value-type="float" office:value="52.7272727273" calcext:value-type="float">
            <text:p>52.7272727273</text:p>
          </table:table-cell>
        </table:table-row>
        <table:table-row table:style-name="ro4">
          <table:table-cell office:value-type="string" calcext:value-type="string">
            <text:p>FD PYDOCK_TOT and CP_TSC</text:p>
            <text:p>ZD CP_TB and AP_T1</text:p>
            <text:p>SD SDOCK and CP_TSC</text:p>
          </table:table-cell>
          <table:table-cell office:value-type="float" office:value="0.163636363636" calcext:value-type="float">
            <text:p>0.1636363636</text:p>
          </table:table-cell>
          <table:table-cell office:value-type="float" office:value="0.327272727273" calcext:value-type="float">
            <text:p>0.3272727273</text:p>
          </table:table-cell>
          <table:table-cell office:value-type="float" office:value="0.545454545455" calcext:value-type="float">
            <text:p>0.5454545455</text:p>
          </table:table-cell>
          <table:table-cell table:number-columns-repeated="2"/>
          <table:table-cell office:value-type="string" calcext:value-type="string">
            <text:p>Combinations </text:p>
          </table:table-cell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 office:value-type="string" calcext:value-type="string">
            <text:p>FD PYDOCK_TOT and CP_TSC</text:p>
            <text:p>ZD CP_TB and AP_T1</text:p>
            <text:p>SD SDOCK and CP_TSC</text:p>
          </table:table-cell>
          <table:table-cell table:formula="of:=100*[.B11]" office:value-type="float" office:value="16.3636363636" calcext:value-type="float">
            <text:p>16.3636363636</text:p>
          </table:table-cell>
          <table:table-cell table:formula="of:=100*[.C11]" office:value-type="float" office:value="32.7272727273" calcext:value-type="float">
            <text:p>32.7272727273</text:p>
          </table:table-cell>
          <table:table-cell table:formula="of:=100*[.D11]" office:value-type="float" office:value="54.5454545455" calcext:value-type="float">
            <text:p>54.5454545455</text:p>
          </table:table-cell>
        </table:table-row>
        <table:table-row table:style-name="ro4">
          <table:table-cell office:value-type="string" calcext:value-type="string">
            <text:p>FD PYDOCK_TOT and CP_TSC</text:p>
            <text:p>ZD PYDOCK_TOT and ELE</text:p>
            <text:p>SD SDOCK and CP_BFKV</text:p>
          </table:table-cell>
          <table:table-cell office:value-type="float" office:value="0.181818181818" calcext:value-type="float">
            <text:p>0.1818181818</text:p>
          </table:table-cell>
          <table:table-cell office:value-type="float" office:value="0.327272727273" calcext:value-type="float">
            <text:p>0.3272727273</text:p>
          </table:table-cell>
          <table:table-cell office:value-type="float" office:value="0.563636363636" calcext:value-type="float">
            <text:p>0.5636363636</text:p>
          </table:table-cell>
          <table:table-cell table:number-columns-repeated="2"/>
          <table:table-cell office:value-type="string" calcext:value-type="string">
            <text:p>FD PYDOCK_TOT and CP_TSC</text:p>
            <text:p>ZD PYDOCK_TOT and ELE</text:p>
            <text:p>SD SDOCK and CP_BFKV</text:p>
          </table:table-cell>
          <table:table-cell table:formula="of:=100*[.B12]" office:value-type="float" office:value="18.1818181818" calcext:value-type="float">
            <text:p>18.1818181818</text:p>
          </table:table-cell>
          <table:table-cell table:formula="of:=100*[.C12]" office:value-type="float" office:value="32.7272727273" calcext:value-type="float">
            <text:p>32.7272727273</text:p>
          </table:table-cell>
          <table:table-cell table:formula="of:=100*[.D12]" office:value-type="float" office:value="56.3636363636" calcext:value-type="float">
            <text:p>56.3636363636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FD CP_TB and CP_TSC</text:p>
            <text:p>ZD CP_TB and ELE</text:p>
            <text:p>SD AP_dDFIRE and CP_HLPL</text:p>
          </table:table-cell>
          <table:table-cell office:value-type="float" office:value="0.0545454545455" calcext:value-type="float">
            <text:p>0.0545454545</text:p>
          </table:table-cell>
          <table:table-cell office:value-type="float" office:value="0.345454545455" calcext:value-type="float">
            <text:p>0.3454545455</text:p>
          </table:table-cell>
          <table:table-cell office:value-type="float" office:value="0.527272727273" calcext:value-type="float">
            <text:p>0.5272727273</text:p>
          </table:table-cell>
          <table:table-cell table:number-columns-repeated="2"/>
          <table:table-cell office:value-type="string" calcext:value-type="string">
            <text:p>FD CP_TB and CP_TSC</text:p>
            <text:p>ZD CP_TB and ELE</text:p>
            <text:p>SD AP_dDFIRE and CP_HLPL</text:p>
          </table:table-cell>
          <table:table-cell table:formula="of:=100*[.B13]" office:value-type="float" office:value="5.45454545455" calcext:value-type="float">
            <text:p>5.4545454546</text:p>
          </table:table-cell>
          <table:table-cell table:formula="of:=100*[.C13]" office:value-type="float" office:value="34.5454545455" calcext:value-type="float">
            <text:p>34.5454545455</text:p>
          </table:table-cell>
          <table:table-cell table:formula="of:=100*[.D13]" office:value-type="float" office:value="52.7272727273" calcext:value-type="float">
            <text:p>52.7272727273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FD CP_RMFCA and CP_TB</text:p>
            <text:p>ZD CP_Qp and ELE</text:p>
            <text:p>SD AP_dDFIRE and CP_TSC</text:p>
          </table:table-cell>
          <table:table-cell office:value-type="float" office:value="0.0545454545455" calcext:value-type="float">
            <text:p>0.0545454545</text:p>
          </table:table-cell>
          <table:table-cell office:value-type="float" office:value="0.345454545455" calcext:value-type="float">
            <text:p>0.3454545455</text:p>
          </table:table-cell>
          <table:table-cell office:value-type="float" office:value="0.472727272727" calcext:value-type="float">
            <text:p>0.4727272727</text:p>
          </table:table-cell>
          <table:table-cell table:number-columns-repeated="2"/>
          <table:table-cell office:value-type="string" calcext:value-type="string">
            <text:p>FD CP_RMFCA and CP_TB</text:p>
            <text:p>ZD CP_Qp and ELE</text:p>
            <text:p>SD AP_dDFIRE and CP_TSC</text:p>
          </table:table-cell>
          <table:table-cell table:formula="of:=100*[.B14]" office:value-type="float" office:value="5.45454545455" calcext:value-type="float">
            <text:p>5.4545454546</text:p>
          </table:table-cell>
          <table:table-cell table:formula="of:=100*[.C14]" office:value-type="float" office:value="34.5454545455" calcext:value-type="float">
            <text:p>34.5454545455</text:p>
          </table:table-cell>
          <table:table-cell table:formula="of:=100*[.D14]" office:value-type="float" office:value="47.2727272727" calcext:value-type="float">
            <text:p>47.2727272727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FD_CP_BFKV and CP_TSC</text:p>
            <text:p>ZD_AP_PISA and CP_TSC</text:p>
            <text:p>SD_AP_dDFIRE and CP_HLPL</text:p>
          </table:table-cell>
          <table:table-cell office:value-type="float" office:value="0.0727272727273" calcext:value-type="float">
            <text:p>0.0727272727</text:p>
          </table:table-cell>
          <table:table-cell office:value-type="float" office:value="0.345454545455" calcext:value-type="float">
            <text:p>0.3454545455</text:p>
          </table:table-cell>
          <table:table-cell office:value-type="float" office:value="0.545454545455" calcext:value-type="float">
            <text:p>0.5454545455</text:p>
          </table:table-cell>
          <table:table-cell table:number-columns-repeated="2"/>
          <table:table-cell office:value-type="string" calcext:value-type="string">
            <text:p>FD_CP_BFKV and CP_TSC</text:p>
            <text:p>ZD_AP_PISA and CP_TSC</text:p>
            <text:p>SD_AP_dDFIRE and CP_HLPL</text:p>
          </table:table-cell>
          <table:table-cell table:formula="of:=100*[.B15]" office:value-type="float" office:value="7.27272727273" calcext:value-type="float">
            <text:p>7.2727272727</text:p>
          </table:table-cell>
          <table:table-cell table:formula="of:=100*[.C15]" office:value-type="float" office:value="34.5454545455" calcext:value-type="float">
            <text:p>34.5454545455</text:p>
          </table:table-cell>
          <table:table-cell table:formula="of:=100*[.D15]" office:value-type="float" office:value="54.5454545455" calcext:value-type="float">
            <text:p>54.545454545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FD_CP_TB and CP_BFKV</text:p>
            <text:p>ZD_ELE and CP_TSC</text:p>
            <text:p>SD_CP_Qp and CP_TS</text:p>
          </table:table-cell>
          <table:table-cell office:value-type="float" office:value="0.0727272727273" calcext:value-type="float">
            <text:p>0.0727272727</text:p>
          </table:table-cell>
          <table:table-cell office:value-type="float" office:value="0.345454545455" calcext:value-type="float">
            <text:p>0.3454545455</text:p>
          </table:table-cell>
          <table:table-cell office:value-type="float" office:value="0.545454545455" calcext:value-type="float">
            <text:p>0.5454545455</text:p>
          </table:table-cell>
          <table:table-cell table:number-columns-repeated="2"/>
          <table:table-cell office:value-type="string" calcext:value-type="string">
            <text:p>FD_CP_TB and CP_BFKV</text:p>
            <text:p>ZD_ELE and CP_TSC</text:p>
            <text:p>SD_CP_Qp and CP_TS</text:p>
          </table:table-cell>
          <table:table-cell table:formula="of:=100*[.B16]" office:value-type="float" office:value="7.27272727273" calcext:value-type="float">
            <text:p>7.2727272727</text:p>
          </table:table-cell>
          <table:table-cell table:formula="of:=100*[.C16]" office:value-type="float" office:value="34.5454545455" calcext:value-type="float">
            <text:p>34.5454545455</text:p>
          </table:table-cell>
          <table:table-cell table:formula="of:=100*[.D16]" office:value-type="float" office:value="54.5454545455" calcext:value-type="float">
            <text:p>54.545454545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FD CP_BFKV and AP_GOAP_DF</text:p>
            <text:p>ZD AP_T2 and ELE</text:p>
            <text:p>SD AP_dDFIRE and CP_TSC</text:p>
          </table:table-cell>
          <table:table-cell office:value-type="float" office:value="0.0727272727273" calcext:value-type="float">
            <text:p>0.0727272727</text:p>
          </table:table-cell>
          <table:table-cell office:value-type="float" office:value="0.345454545455" calcext:value-type="float">
            <text:p>0.3454545455</text:p>
          </table:table-cell>
          <table:table-cell office:value-type="float" office:value="0.545454545455" calcext:value-type="float">
            <text:p>0.5454545455</text:p>
          </table:table-cell>
          <table:table-cell table:number-columns-repeated="2"/>
          <table:table-cell office:value-type="string" calcext:value-type="string">
            <text:p>FD CP_BFKV and AP_GOAP_DF</text:p>
            <text:p>ZD AP_T2 and ELE</text:p>
            <text:p>SD AP_dDFIRE and CP_TSC</text:p>
          </table:table-cell>
          <table:table-cell table:formula="of:=100*[.B17]" office:value-type="float" office:value="7.27272727273" calcext:value-type="float">
            <text:p>7.2727272727</text:p>
          </table:table-cell>
          <table:table-cell table:formula="of:=100*[.C17]" office:value-type="float" office:value="34.5454545455" calcext:value-type="float">
            <text:p>34.5454545455</text:p>
          </table:table-cell>
          <table:table-cell table:formula="of:=100*[.D17]" office:value-type="float" office:value="54.5454545455" calcext:value-type="float">
            <text:p>54.545454545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FD CP_BFKV and CP_TSC</text:p>
            <text:p>ZD CP_Qp and AP_T2</text:p>
            <text:p>SD SDOCK and AP_PISA</text:p>
          </table:table-cell>
          <table:table-cell office:value-type="float" office:value="0.0909090909091" calcext:value-type="float">
            <text:p>0.0909090909</text:p>
          </table:table-cell>
          <table:table-cell office:value-type="float" office:value="0.345454545455" calcext:value-type="float">
            <text:p>0.3454545455</text:p>
          </table:table-cell>
          <table:table-cell office:value-type="float" office:value="0.527272727273" calcext:value-type="float">
            <text:p>0.5272727273</text:p>
          </table:table-cell>
          <table:table-cell table:number-columns-repeated="2"/>
          <table:table-cell office:value-type="string" calcext:value-type="string">
            <text:p>FD CP_BFKV and CP_TSC</text:p>
            <text:p>ZD CP_Qp and AP_T2</text:p>
            <text:p>SD SDOCK and AP_PISA</text:p>
          </table:table-cell>
          <table:table-cell table:formula="of:=100*[.B18]" office:value-type="float" office:value="9.09090909091" calcext:value-type="float">
            <text:p>9.0909090909</text:p>
          </table:table-cell>
          <table:table-cell table:formula="of:=100*[.C18]" office:value-type="float" office:value="34.5454545455" calcext:value-type="float">
            <text:p>34.5454545455</text:p>
          </table:table-cell>
          <table:table-cell table:formula="of:=100*[.D18]" office:value-type="float" office:value="52.7272727273" calcext:value-type="float">
            <text:p>52.7272727273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FD CP_BFKV and CP_TSC</text:p>
            <text:p>ZD CP_HLPL and ZDOCK</text:p>
            <text:p>SD SDOCK and AP_PISA</text:p>
          </table:table-cell>
          <table:table-cell office:value-type="float" office:value="0.0909090909091" calcext:value-type="float">
            <text:p>0.0909090909</text:p>
          </table:table-cell>
          <table:table-cell office:value-type="float" office:value="0.345454545455" calcext:value-type="float">
            <text:p>0.3454545455</text:p>
          </table:table-cell>
          <table:table-cell office:value-type="float" office:value="0.527272727273" calcext:value-type="float">
            <text:p>0.5272727273</text:p>
          </table:table-cell>
          <table:table-cell table:number-columns-repeated="2"/>
          <table:table-cell office:value-type="string" calcext:value-type="string">
            <text:p>FD CP_BFKV and CP_TSC</text:p>
            <text:p>ZD CP_HLPL and ZDOCK</text:p>
            <text:p>SD SDOCK and AP_PISA</text:p>
          </table:table-cell>
          <table:table-cell table:formula="of:=100*[.B19]" office:value-type="float" office:value="9.09090909091" calcext:value-type="float">
            <text:p>9.0909090909</text:p>
          </table:table-cell>
          <table:table-cell table:formula="of:=100*[.C19]" office:value-type="float" office:value="34.5454545455" calcext:value-type="float">
            <text:p>34.5454545455</text:p>
          </table:table-cell>
          <table:table-cell table:formula="of:=100*[.D19]" office:value-type="float" office:value="52.7272727273" calcext:value-type="float">
            <text:p>52.7272727273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FD PYDOCK_TOT and CP_TSC</text:p>
            <text:p>ZD PYDOCK_TOT and AP_DCOMPLEX</text:p>
            <text:p>SD AP_MPS and SDOCK</text:p>
          </table:table-cell>
          <table:table-cell office:value-type="float" office:value="0.127272727273" calcext:value-type="float">
            <text:p>0.1272727273</text:p>
          </table:table-cell>
          <table:table-cell office:value-type="float" office:value="0.345454545455" calcext:value-type="float">
            <text:p>0.3454545455</text:p>
          </table:table-cell>
          <table:table-cell office:value-type="float" office:value="0.581818181818" calcext:value-type="float">
            <text:p>0.5818181818</text:p>
          </table:table-cell>
          <table:table-cell table:number-columns-repeated="2"/>
          <table:table-cell office:value-type="string" calcext:value-type="string">
            <text:p>FD PYDOCK_TOT and CP_TSC</text:p>
            <text:p>ZD PYDOCK_TOT and AP_DCOMPLEX</text:p>
            <text:p>SD AP_MPS and SDOCK</text:p>
          </table:table-cell>
          <table:table-cell table:formula="of:=100*[.B20]" office:value-type="float" office:value="12.7272727273" calcext:value-type="float">
            <text:p>12.7272727273</text:p>
          </table:table-cell>
          <table:table-cell table:formula="of:=100*[.C20]" office:value-type="float" office:value="34.5454545455" calcext:value-type="float">
            <text:p>34.5454545455</text:p>
          </table:table-cell>
          <table:table-cell table:formula="of:=100*[.D20]" office:value-type="float" office:value="58.1818181818" calcext:value-type="float">
            <text:p>58.1818181818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FD CP_TB and CP_TSC</text:p>
            <text:p>ZD CP_BT and CP_TSC</text:p>
            <text:p>SD SDOCK and AP_PISA</text:p>
          </table:table-cell>
          <table:table-cell office:value-type="float" office:value="0.127272727273" calcext:value-type="float">
            <text:p>0.1272727273</text:p>
          </table:table-cell>
          <table:table-cell office:value-type="float" office:value="0.345454545455" calcext:value-type="float">
            <text:p>0.3454545455</text:p>
          </table:table-cell>
          <table:table-cell office:value-type="float" office:value="0.490909090909" calcext:value-type="float">
            <text:p>0.4909090909</text:p>
          </table:table-cell>
          <table:table-cell table:number-columns-repeated="2"/>
          <table:table-cell office:value-type="string" calcext:value-type="string">
            <text:p>FD CP_TB and CP_TSC</text:p>
            <text:p>ZD CP_BT and CP_TSC</text:p>
            <text:p>SD SDOCK and AP_PISA</text:p>
          </table:table-cell>
          <table:table-cell table:formula="of:=100*[.B21]" office:value-type="float" office:value="12.7272727273" calcext:value-type="float">
            <text:p>12.7272727273</text:p>
          </table:table-cell>
          <table:table-cell table:formula="of:=100*[.C21]" office:value-type="float" office:value="34.5454545455" calcext:value-type="float">
            <text:p>34.5454545455</text:p>
          </table:table-cell>
          <table:table-cell table:formula="of:=100*[.D21]" office:value-type="float" office:value="49.0909090909" calcext:value-type="float">
            <text:p>49.0909090909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FD PYDOCK_TOT and CP_TSC</text:p>
            <text:p>ZD AP_T2 and AP_DCOMPLEX</text:p>
            <text:p>SD AP_MPS and SDOCK</text:p>
          </table:table-cell>
          <table:table-cell office:value-type="float" office:value="0.127272727273" calcext:value-type="float">
            <text:p>0.1272727273</text:p>
          </table:table-cell>
          <table:table-cell office:value-type="float" office:value="0.345454545455" calcext:value-type="float">
            <text:p>0.3454545455</text:p>
          </table:table-cell>
          <table:table-cell office:value-type="float" office:value="0.563636363636" calcext:value-type="float">
            <text:p>0.5636363636</text:p>
          </table:table-cell>
          <table:table-cell table:number-columns-repeated="2"/>
          <table:table-cell office:value-type="string" calcext:value-type="string">
            <text:p>FD PYDOCK_TOT and CP_TSC</text:p>
            <text:p>ZD AP_T2 and AP_DCOMPLEX</text:p>
            <text:p>SD AP_MPS and SDOCK</text:p>
          </table:table-cell>
          <table:table-cell table:formula="of:=100*[.B22]" office:value-type="float" office:value="12.7272727273" calcext:value-type="float">
            <text:p>12.7272727273</text:p>
          </table:table-cell>
          <table:table-cell table:formula="of:=100*[.C22]" office:value-type="float" office:value="34.5454545455" calcext:value-type="float">
            <text:p>34.5454545455</text:p>
          </table:table-cell>
          <table:table-cell table:formula="of:=100*[.D22]" office:value-type="float" office:value="56.3636363636" calcext:value-type="float">
            <text:p>56.3636363636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FD PYDOCK_TOT and CP_TSC</text:p>
            <text:p>ZD AP_T2 and ELE</text:p>
            <text:p>SD CP_Qp and AP_dDFIRE</text:p>
          </table:table-cell>
          <table:table-cell office:value-type="float" office:value="0.127272727273" calcext:value-type="float">
            <text:p>0.1272727273</text:p>
          </table:table-cell>
          <table:table-cell office:value-type="float" office:value="0.345454545455" calcext:value-type="float">
            <text:p>0.3454545455</text:p>
          </table:table-cell>
          <table:table-cell office:value-type="float" office:value="0.581818181818" calcext:value-type="float">
            <text:p>0.5818181818</text:p>
          </table:table-cell>
          <table:table-cell table:number-columns-repeated="2"/>
          <table:table-cell office:value-type="string" calcext:value-type="string">
            <text:p>FD PYDOCK_TOT and CP_TSC</text:p>
            <text:p>ZD AP_T2 and ELE</text:p>
            <text:p>SD CP_Qp and AP_dDFIRE</text:p>
          </table:table-cell>
          <table:table-cell table:formula="of:=100*[.B23]" office:value-type="float" office:value="12.7272727273" calcext:value-type="float">
            <text:p>12.7272727273</text:p>
          </table:table-cell>
          <table:table-cell table:formula="of:=100*[.C23]" office:value-type="float" office:value="34.5454545455" calcext:value-type="float">
            <text:p>34.5454545455</text:p>
          </table:table-cell>
          <table:table-cell table:formula="of:=100*[.D23]" office:value-type="float" office:value="58.1818181818" calcext:value-type="float">
            <text:p>58.1818181818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FD CP_TB and CP_BFKV</text:p>
            <text:p>ZD PYDOCK_TOT and CP_TSC</text:p>
            <text:p>SD SDOCK and AP_PISA</text:p>
          </table:table-cell>
          <table:table-cell office:value-type="float" office:value="0.163636363636" calcext:value-type="float">
            <text:p>0.1636363636</text:p>
          </table:table-cell>
          <table:table-cell office:value-type="float" office:value="0.345454545455" calcext:value-type="float">
            <text:p>0.3454545455</text:p>
          </table:table-cell>
          <table:table-cell office:value-type="float" office:value="0.545454545455" calcext:value-type="float">
            <text:p>0.5454545455</text:p>
          </table:table-cell>
          <table:table-cell table:number-columns-repeated="2"/>
          <table:table-cell office:value-type="string" calcext:value-type="string">
            <text:p>FD CP_TB and CP_BFKV</text:p>
            <text:p>ZD PYDOCK_TOT and CP_TSC</text:p>
            <text:p>SD SDOCK and AP_PISA</text:p>
          </table:table-cell>
          <table:table-cell table:formula="of:=100*[.B24]" office:value-type="float" office:value="16.3636363636" calcext:value-type="float">
            <text:p>16.3636363636</text:p>
          </table:table-cell>
          <table:table-cell table:formula="of:=100*[.C24]" office:value-type="float" office:value="34.5454545455" calcext:value-type="float">
            <text:p>34.5454545455</text:p>
          </table:table-cell>
          <table:table-cell table:formula="of:=100*[.D24]" office:value-type="float" office:value="54.5454545455" calcext:value-type="float">
            <text:p>54.545454545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FD PYDOCK_TOT and CP_TSC</text:p>
            <text:p>ZD CP_TB and ELE</text:p>
            <text:p>SD SDOCK and AP_PISA</text:p>
          </table:table-cell>
          <table:table-cell office:value-type="float" office:value="0.163636363636" calcext:value-type="float">
            <text:p>0.1636363636</text:p>
          </table:table-cell>
          <table:table-cell office:value-type="float" office:value="0.345454545455" calcext:value-type="float">
            <text:p>0.3454545455</text:p>
          </table:table-cell>
          <table:table-cell office:value-type="float" office:value="0.581818181818" calcext:value-type="float">
            <text:p>0.5818181818</text:p>
          </table:table-cell>
          <table:table-cell table:number-columns-repeated="2"/>
          <table:table-cell office:value-type="string" calcext:value-type="string">
            <text:p>FD PYDOCK_TOT and CP_TSC</text:p>
            <text:p>ZD CP_TB and ELE</text:p>
            <text:p>SD SDOCK and AP_PISA</text:p>
          </table:table-cell>
          <table:table-cell table:formula="of:=100*[.B25]" office:value-type="float" office:value="16.3636363636" calcext:value-type="float">
            <text:p>16.3636363636</text:p>
          </table:table-cell>
          <table:table-cell table:formula="of:=100*[.C25]" office:value-type="float" office:value="34.5454545455" calcext:value-type="float">
            <text:p>34.5454545455</text:p>
          </table:table-cell>
          <table:table-cell table:formula="of:=100*[.D25]" office:value-type="float" office:value="58.1818181818" calcext:value-type="float">
            <text:p>58.1818181818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FD_PROPNSTS and CP_BFKV</text:p>
            <text:p>ZD_CP_HLPL and PYDOCK_TOT</text:p>
            <text:p>SD_AP_dDFIRE and CP_HLPL</text:p>
          </table:table-cell>
          <table:table-cell office:value-type="float" office:value="0.0909090909091" calcext:value-type="float">
            <text:p>0.0909090909</text:p>
          </table:table-cell>
          <table:table-cell office:value-type="float" office:value="0.363636363636" calcext:value-type="float">
            <text:p>0.3636363636</text:p>
          </table:table-cell>
          <table:table-cell office:value-type="float" office:value="0.490909090909" calcext:value-type="float">
            <text:p>0.4909090909</text:p>
          </table:table-cell>
          <table:table-cell table:number-columns-repeated="2"/>
          <table:table-cell office:value-type="string" calcext:value-type="string">
            <text:p>FD_PROPNSTS and CP_BFKV</text:p>
            <text:p>ZD_CP_HLPL and PYDOCK_TOT</text:p>
            <text:p>SD_AP_dDFIRE and CP_HLPL</text:p>
          </table:table-cell>
          <table:table-cell table:formula="of:=100*[.B26]" office:value-type="float" office:value="9.09090909091" calcext:value-type="float">
            <text:p>9.0909090909</text:p>
          </table:table-cell>
          <table:table-cell table:formula="of:=100*[.C26]" office:value-type="float" office:value="36.3636363636" calcext:value-type="float">
            <text:p>36.3636363636</text:p>
          </table:table-cell>
          <table:table-cell table:formula="of:=100*[.D26]" office:value-type="float" office:value="49.0909090909" calcext:value-type="float">
            <text:p>49.0909090909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FD CP_BFKV and CP_TSC</text:p>
            <text:p>ZD CP_Qp and ELE</text:p>
            <text:p>SD SDOCK and AP_PISA</text:p>
          </table:table-cell>
          <table:table-cell office:value-type="float" office:value="0.109090909091" calcext:value-type="float">
            <text:p>0.1090909091</text:p>
          </table:table-cell>
          <table:table-cell office:value-type="float" office:value="0.363636363636" calcext:value-type="float">
            <text:p>0.3636363636</text:p>
          </table:table-cell>
          <table:table-cell office:value-type="float" office:value="0.509090909091" calcext:value-type="float">
            <text:p>0.5090909091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FD CP_TB and CP_BFKV</text:p>
            <text:p>ZD CP_Qp and ELE</text:p>
            <text:p>SD SDOCK and CP_TSC</text:p>
          </table:table-cell>
          <table:table-cell office:value-type="float" office:value="0.109090909091" calcext:value-type="float">
            <text:p>0.1090909091</text:p>
          </table:table-cell>
          <table:table-cell office:value-type="float" office:value="0.363636363636" calcext:value-type="float">
            <text:p>0.3636363636</text:p>
          </table:table-cell>
          <table:table-cell office:value-type="float" office:value="0.545454545455" calcext:value-type="float">
            <text:p>0.5454545455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FD CP_TB and CP_BFKV</text:p>
            <text:p>ZD CP_Qp and ELE </text:p>
            <text:p>SD AP_dDFIRE and CP_HLPL</text:p>
          </table:table-cell>
          <table:table-cell office:value-type="float" office:value="0.127272727273" calcext:value-type="float">
            <text:p>0.1272727273</text:p>
          </table:table-cell>
          <table:table-cell office:value-type="float" office:value="0.363636363636" calcext:value-type="float">
            <text:p>0.3636363636</text:p>
          </table:table-cell>
          <table:table-cell office:value-type="float" office:value="0.545454545455" calcext:value-type="float">
            <text:p>0.5454545455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FD PYDOCK_TOT and CP_TSC</text:p>
            <text:p>ZD CP_BT and ELE</text:p>
            <text:p>SD AP_calRWp and SDOCK</text:p>
          </table:table-cell>
          <table:table-cell office:value-type="float" office:value="0.145454545455" calcext:value-type="float">
            <text:p>0.1454545455</text:p>
          </table:table-cell>
          <table:table-cell office:value-type="float" office:value="0.363636363636" calcext:value-type="float">
            <text:p>0.3636363636</text:p>
          </table:table-cell>
          <table:table-cell office:value-type="float" office:value="0.563636363636" calcext:value-type="float">
            <text:p>0.5636363636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FD PYDOCK_TOT and CP_TSC</text:p>
            <text:p>ZD ELE and CP_TSC</text:p>
            <text:p>SD AP_dDFIRE and CP_HLPL</text:p>
          </table:table-cell>
          <table:table-cell office:value-type="float" office:value="0.145454545455" calcext:value-type="float">
            <text:p>0.1454545455</text:p>
          </table:table-cell>
          <table:table-cell office:value-type="float" office:value="0.4" calcext:value-type="float">
            <text:p>0.4</text:p>
          </table:table-cell>
          <table:table-cell office:value-type="float" office:value="0.581818181818" calcext:value-type="float">
            <text:p>0.5818181818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Hoja1.A1:Hoja1.D31">
          <table:sort>
            <table:sort-by table:field-number="2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0" loext:min-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/00/0000</text:date>, <text:time style:data-style-name="N2" text:time-value="13:01:22.40190700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31T19:56:47.153683048</dc:date>
    <meta:generator>LibreOffice/5.0.4.2$Linux_X86_64 LibreOffice_project/00m0$Build-2</meta:generator>
    <meta:editing-duration>PT52M32S</meta:editing-duration>
    <meta:editing-cycles>3</meta:editing-cycles>
    <meta:document-statistic meta:table-count="2" meta:cell-count="38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21cm" svg:height="21.143cm" xlink:href=".." xlink:type="simple" chart:class="chart:bar" chart:style-name="ch1">
        <chart:legend chart:legend-position="end" svg:x="26.358cm" svg:y="9.762cm" style:legend-expansion="high" chart:style-name="ch2"/>
        <chart:plot-area chart:style-name="ch3" table:cell-range-address="Hoja1.A2:Hoja1.D31 Hoja1.B1:Hoja1.D1" chart:data-source-has-labels="both" svg:x="0.564cm" svg:y="0.422cm" svg:width="25.23cm" svg:height="20.299cm">
          <chartooo:coordinate-region svg:x="14.929cm" svg:y="0.422cm" svg:width="10.618cm" svg:height="19.644cm"/>
          <chart:axis chart:dimension="x" chart:name="primary-x" chart:style-name="ch4" chartooo:axis-type="auto">
            <chartooo:date-scale/>
            <chart:categories table:cell-range-address="Hoja1.A2:Hoja1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2:Hoja1.B31" chart:label-cell-address="Hoja1.B1:Hoja1.B1" chart:class="chart:bar">
            <chart:data-point chart:repeated="30"/>
          </chart:series>
          <chart:series chart:style-name="ch8" chart:values-cell-range-address="Hoja1.C2:Hoja1.C31" chart:label-cell-address="Hoja1.C1:Hoja1.C1" chart:class="chart:bar">
            <chart:data-point chart:repeated="30"/>
          </chart:series>
          <chart:series chart:style-name="ch9" chart:values-cell-range-address="Hoja1.D2:Hoja1.D31" chart:label-cell-address="Hoja1.D1:Hoja1.D1" chart:class="chart:bar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  <draw:g>
                  <svg:desc>Hoja1.B1:Hoja1.B1</svg:desc>
                </draw:g>
              </table:table-cell>
              <table:table-cell office:value-type="string">
                <text:p>top10</text:p>
                <draw:g>
                  <svg:desc>Hoja1.C1:Hoja1.C1</svg:desc>
                </draw:g>
              </table:table-cell>
              <table:table-cell office:value-type="string">
                <text:p>top100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D_PYDOCK_TOT_CP_TSC_ZD_PYDOCK_TOT_ELE_SD_SDOCK_CP_TS</text:p>
                <draw:g>
                  <svg:desc>Hoja1.A2:Hoja1.A31</svg:desc>
                </draw:g>
              </table:table-cell>
              <table:table-cell office:value-type="float" office:value="0.145454545455">
                <text:p>0.145454545455</text:p>
                <draw:g>
                  <svg:desc>Hoja1.B2:Hoja1.B31</svg:desc>
                </draw:g>
              </table:table-cell>
              <table:table-cell office:value-type="float" office:value="0.327272727273">
                <text:p>0.327272727273</text:p>
                <draw:g>
                  <svg:desc>Hoja1.C2:Hoja1.C31</svg:desc>
                </draw:g>
              </table:table-cell>
              <table:table-cell office:value-type="float" office:value="0.545454545455">
                <text:p>0.545454545455</text:p>
                <draw:g>
                  <svg:desc>Hoja1.D2:Hoja1.D31</svg:desc>
                </draw:g>
              </table:table-cell>
            </table:table-row>
            <table:table-row>
              <table:table-cell office:value-type="string">
                <text:p>FD_CP_RMFCA_CP_TB_ZD_CP_Qp_ELE_SD_AP_dDFIRE_CP_TSC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345454545455">
                <text:p>0.345454545455</text:p>
              </table:table-cell>
              <table:table-cell office:value-type="float" office:value="0.472727272727">
                <text:p>0.472727272727</text:p>
              </table:table-cell>
            </table:table-row>
            <table:table-row>
              <table:table-cell office:value-type="string">
                <text:p>FD_CP_TB_CP_TSC_ZD_CP_TB_ELE_SD_AP_dDFIRE_CP_HLPL</text:p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345454545455">
                <text:p>0.345454545455</text:p>
              </table:table-cell>
              <table:table-cell office:value-type="float" office:value="0.527272727273">
                <text:p>0.527272727273</text:p>
              </table:table-cell>
            </table:table-row>
            <table:table-row>
              <table:table-cell office:value-type="string">
                <text:p>FD_CP_BFKV_CP_TSC_ZD_CP_BT_CP_TB_SD_AP_dDFIRE_CP_TB</text:p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345454545455">
                <text:p>0.345454545455</text:p>
              </table:table-cell>
              <table:table-cell office:value-type="float" office:value="0.509090909091">
                <text:p>0.509090909091</text:p>
              </table:table-cell>
            </table:table-row>
            <table:table-row>
              <table:table-cell office:value-type="string">
                <text:p>FD_CP_TB_CP_BFKV_ZD_ELE_CP_TSC_SD_CP_Qp_CP_TS</text:p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345454545455">
                <text:p>0.345454545455</text:p>
              </table:table-cell>
              <table:table-cell office:value-type="float" office:value="0.545454545455">
                <text:p>0.545454545455</text:p>
              </table:table-cell>
            </table:table-row>
            <table:table-row>
              <table:table-cell office:value-type="string">
                <text:p>FD_CP_BFKV_CP_TSC_ZD_AP_PISA_CP_TSC_SD_AP_dDFIRE_CP_HLPL</text:p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345454545455">
                <text:p>0.345454545455</text:p>
              </table:table-cell>
              <table:table-cell office:value-type="float" office:value="0.545454545455">
                <text:p>0.545454545455</text:p>
              </table:table-cell>
            </table:table-row>
            <table:table-row>
              <table:table-cell office:value-type="string">
                <text:p>FD_CP_BFKV_AP_GOAP_DF_ZD_AP_T2_ELE_SD_AP_dDFIRE_CP_TSC</text:p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345454545455">
                <text:p>0.345454545455</text:p>
              </table:table-cell>
              <table:table-cell office:value-type="float" office:value="0.545454545455">
                <text:p>0.545454545455</text:p>
              </table:table-cell>
            </table:table-row>
            <table:table-row>
              <table:table-cell office:value-type="string">
                <text:p>FD_PROPNSTS_CP_RMFCA_ZD_CP_Qp_ELE_SD_AP_calRWp_SDOCK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345454545455">
                <text:p>0.345454545455</text:p>
              </table:table-cell>
              <table:table-cell office:value-type="float" office:value="0.454545454545">
                <text:p>0.454545454545</text:p>
              </table:table-cell>
            </table:table-row>
            <table:table-row>
              <table:table-cell office:value-type="string">
                <text:p>FD_CP_BFKV_CP_TSC_ZD_CP_Qp_AP_T2_SD_SDOCK_AP_PISA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345454545455">
                <text:p>0.345454545455</text:p>
              </table:table-cell>
              <table:table-cell office:value-type="float" office:value="0.527272727273">
                <text:p>0.527272727273</text:p>
              </table:table-cell>
            </table:table-row>
            <table:table-row>
              <table:table-cell office:value-type="string">
                <text:p>FD_CP_BFKV_CP_TSC_ZD_CP_HLPL_ZDOCK_SD_SDOCK_AP_PISA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345454545455">
                <text:p>0.345454545455</text:p>
              </table:table-cell>
              <table:table-cell office:value-type="float" office:value="0.527272727273">
                <text:p>0.527272727273</text:p>
              </table:table-cell>
            </table:table-row>
            <table:table-row>
              <table:table-cell office:value-type="string">
                <text:p>FD_CP_TB_CP_TSC_ZD_CP_BT_CP_TSC_SD_SDOCK_AP_PISA</text:p>
              </table:table-cell>
              <table:table-cell office:value-type="float" office:value="0.127272727273">
                <text:p>0.127272727273</text:p>
              </table:table-cell>
              <table:table-cell office:value-type="float" office:value="0.345454545455">
                <text:p>0.345454545455</text:p>
              </table:table-cell>
              <table:table-cell office:value-type="float" office:value="0.490909090909">
                <text:p>0.490909090909</text:p>
              </table:table-cell>
            </table:table-row>
            <table:table-row>
              <table:table-cell office:value-type="string">
                <text:p>FD_PROPNSTS_CP_BFKV_ZD_CP_BT_ELE_SD_CP_Qp_AP_dDFIRE</text:p>
              </table:table-cell>
              <table:table-cell office:value-type="float" office:value="0.127272727273">
                <text:p>0.127272727273</text:p>
              </table:table-cell>
              <table:table-cell office:value-type="float" office:value="0.345454545455">
                <text:p>0.345454545455</text:p>
              </table:table-cell>
              <table:table-cell office:value-type="float" office:value="0.509090909091">
                <text:p>0.509090909091</text:p>
              </table:table-cell>
            </table:table-row>
            <table:table-row>
              <table:table-cell office:value-type="string">
                <text:p>FD_PROPNSTS_CP_BFKV_ZD_CP_BT_ELE_SD_CP_HLPL_CP_TB</text:p>
              </table:table-cell>
              <table:table-cell office:value-type="float" office:value="0.127272727273">
                <text:p>0.127272727273</text:p>
              </table:table-cell>
              <table:table-cell office:value-type="float" office:value="0.345454545455">
                <text:p>0.345454545455</text:p>
              </table:table-cell>
              <table:table-cell office:value-type="float" office:value="0.527272727273">
                <text:p>0.527272727273</text:p>
              </table:table-cell>
            </table:table-row>
            <table:table-row>
              <table:table-cell office:value-type="string">
                <text:p>FD_PYDOCK_TOT_CP_TSC_ZD_AP_T2_AP_DCOMPLEX_SD_AP_MPS_SDOCK</text:p>
              </table:table-cell>
              <table:table-cell office:value-type="float" office:value="0.127272727273">
                <text:p>0.127272727273</text:p>
              </table:table-cell>
              <table:table-cell office:value-type="float" office:value="0.345454545455">
                <text:p>0.345454545455</text:p>
              </table:table-cell>
              <table:table-cell office:value-type="float" office:value="0.563636363636">
                <text:p>0.563636363636</text:p>
              </table:table-cell>
            </table:table-row>
            <table:table-row>
              <table:table-cell office:value-type="string">
                <text:p>FD_PYDOCK_TOT_CP_TSC_ZD_PYDOCK_TOT_AP_DCOMPLEX_SD_AP_MPS_SDOCK</text:p>
              </table:table-cell>
              <table:table-cell office:value-type="float" office:value="0.127272727273">
                <text:p>0.127272727273</text:p>
              </table:table-cell>
              <table:table-cell office:value-type="float" office:value="0.345454545455">
                <text:p>0.345454545455</text:p>
              </table:table-cell>
              <table:table-cell office:value-type="float" office:value="0.581818181818">
                <text:p>0.581818181818</text:p>
              </table:table-cell>
            </table:table-row>
            <table:table-row>
              <table:table-cell office:value-type="string">
                <text:p>FD_PYDOCK_TOT_CP_TSC_ZD_AP_T2_ELE_SD_CP_Qp_AP_dDFIRE</text:p>
              </table:table-cell>
              <table:table-cell office:value-type="float" office:value="0.127272727273">
                <text:p>0.127272727273</text:p>
              </table:table-cell>
              <table:table-cell office:value-type="float" office:value="0.345454545455">
                <text:p>0.345454545455</text:p>
              </table:table-cell>
              <table:table-cell office:value-type="float" office:value="0.581818181818">
                <text:p>0.581818181818</text:p>
              </table:table-cell>
            </table:table-row>
            <table:table-row>
              <table:table-cell office:value-type="string">
                <text:p>FD_CP_TB_CP_BFKV_ZD_PYDOCK_TOT_CP_TSC_SD_SDOCK_AP_PISA</text:p>
              </table:table-cell>
              <table:table-cell office:value-type="float" office:value="0.163636363636">
                <text:p>0.163636363636</text:p>
              </table:table-cell>
              <table:table-cell office:value-type="float" office:value="0.345454545455">
                <text:p>0.345454545455</text:p>
              </table:table-cell>
              <table:table-cell office:value-type="float" office:value="0.545454545455">
                <text:p>0.545454545455</text:p>
              </table:table-cell>
            </table:table-row>
            <table:table-row>
              <table:table-cell office:value-type="string">
                <text:p>FD_PYDOCK_TOT_CP_TSC_ZD_CP_TB_ELE_SD_SDOCK_AP_PISA</text:p>
              </table:table-cell>
              <table:table-cell office:value-type="float" office:value="0.163636363636">
                <text:p>0.163636363636</text:p>
              </table:table-cell>
              <table:table-cell office:value-type="float" office:value="0.345454545455">
                <text:p>0.345454545455</text:p>
              </table:table-cell>
              <table:table-cell office:value-type="float" office:value="0.581818181818">
                <text:p>0.581818181818</text:p>
              </table:table-cell>
            </table:table-row>
            <table:table-row>
              <table:table-cell office:value-type="string">
                <text:p>FD_CP_BFKV_CP_TSC_ZD_CP_BT_ELE_SD_AP_dDFIRE_CP_TB</text:p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363636363636">
                <text:p>0.363636363636</text:p>
              </table:table-cell>
              <table:table-cell office:value-type="float" office:value="0.509090909091">
                <text:p>0.509090909091</text:p>
              </table:table-cell>
            </table:table-row>
            <table:table-row>
              <table:table-cell office:value-type="string">
                <text:p>FD_PROPNSTS_CP_BFKV_ZD_CP_HLPL_PYDOCK_TOT_SD_AP_dDFIRE_CP_HLPL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363636363636">
                <text:p>0.363636363636</text:p>
              </table:table-cell>
              <table:table-cell office:value-type="float" office:value="0.490909090909">
                <text:p>0.490909090909</text:p>
              </table:table-cell>
            </table:table-row>
            <table:table-row>
              <table:table-cell office:value-type="string">
                <text:p>FD_CP_BFKV_CP_TSC_ZD_CP_BT_CP_TSC_SD_AP_dDFIRE_CP_TB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363636363636">
                <text:p>0.363636363636</text:p>
              </table:table-cell>
              <table:table-cell office:value-type="float" office:value="0.490909090909">
                <text:p>0.490909090909</text:p>
              </table:table-cell>
            </table:table-row>
            <table:table-row>
              <table:table-cell office:value-type="string">
                <text:p>FD_CP_BFKV_CP_TSC_ZD_CP_Qp_ELE_SD_SDOCK_AP_PISA</text:p>
              </table:table-cell>
              <table:table-cell office:value-type="float" office:value="0.109090909091">
                <text:p>0.109090909091</text:p>
              </table:table-cell>
              <table:table-cell office:value-type="float" office:value="0.363636363636">
                <text:p>0.363636363636</text:p>
              </table:table-cell>
              <table:table-cell office:value-type="float" office:value="0.509090909091">
                <text:p>0.509090909091</text:p>
              </table:table-cell>
            </table:table-row>
            <table:table-row>
              <table:table-cell office:value-type="string">
                <text:p>FD_CP_TB_AP_GOAP_DF_ZD_CP_BT_ELE_SD_AP_MPS_CP_TS</text:p>
              </table:table-cell>
              <table:table-cell office:value-type="float" office:value="0.109090909091">
                <text:p>0.109090909091</text:p>
              </table:table-cell>
              <table:table-cell office:value-type="float" office:value="0.363636363636">
                <text:p>0.363636363636</text:p>
              </table:table-cell>
              <table:table-cell office:value-type="float" office:value="0.527272727273">
                <text:p>0.527272727273</text:p>
              </table:table-cell>
            </table:table-row>
            <table:table-row>
              <table:table-cell office:value-type="string">
                <text:p>FD_CP_TB_CP_BFKV_ZD_CP_Qp_ELE_SD_SDOCK_CP_TSC</text:p>
              </table:table-cell>
              <table:table-cell office:value-type="float" office:value="0.109090909091">
                <text:p>0.109090909091</text:p>
              </table:table-cell>
              <table:table-cell office:value-type="float" office:value="0.363636363636">
                <text:p>0.363636363636</text:p>
              </table:table-cell>
              <table:table-cell office:value-type="float" office:value="0.545454545455">
                <text:p>0.545454545455</text:p>
              </table:table-cell>
            </table:table-row>
            <table:table-row>
              <table:table-cell office:value-type="string">
                <text:p>FD_CP_TB_CP_BFKV_ZD_CP_Qp_ELE_SD_CP_Qp_AP_dDFIRE</text:p>
              </table:table-cell>
              <table:table-cell office:value-type="float" office:value="0.109090909091">
                <text:p>0.109090909091</text:p>
              </table:table-cell>
              <table:table-cell office:value-type="float" office:value="0.363636363636">
                <text:p>0.363636363636</text:p>
              </table:table-cell>
              <table:table-cell office:value-type="float" office:value="0.545454545455">
                <text:p>0.545454545455</text:p>
              </table:table-cell>
            </table:table-row>
            <table:table-row>
              <table:table-cell office:value-type="string">
                <text:p>FD_CP_TB_CP_BFKV_ZD_CP_Qp_ELE_SD_AP_dDFIRE_CP_HLPL</text:p>
              </table:table-cell>
              <table:table-cell office:value-type="float" office:value="0.127272727273">
                <text:p>0.127272727273</text:p>
              </table:table-cell>
              <table:table-cell office:value-type="float" office:value="0.363636363636">
                <text:p>0.363636363636</text:p>
              </table:table-cell>
              <table:table-cell office:value-type="float" office:value="0.545454545455">
                <text:p>0.545454545455</text:p>
              </table:table-cell>
            </table:table-row>
            <table:table-row>
              <table:table-cell office:value-type="string">
                <text:p>FD_PYDOCK_TOT_CP_TSC_ZD_CP_BT_ELE_SD_AP_calRWp_SDOCK</text:p>
              </table:table-cell>
              <table:table-cell office:value-type="float" office:value="0.145454545455">
                <text:p>0.145454545455</text:p>
              </table:table-cell>
              <table:table-cell office:value-type="float" office:value="0.363636363636">
                <text:p>0.363636363636</text:p>
              </table:table-cell>
              <table:table-cell office:value-type="float" office:value="0.563636363636">
                <text:p>0.563636363636</text:p>
              </table:table-cell>
            </table:table-row>
            <table:table-row>
              <table:table-cell office:value-type="string">
                <text:p>FD_CP_TB_CP_BFKV_ZD_CP_Qp_ELE_SD_SDOCK_CP_TS</text:p>
              </table:table-cell>
              <table:table-cell office:value-type="float" office:value="0.145454545455">
                <text:p>0.145454545455</text:p>
              </table:table-cell>
              <table:table-cell office:value-type="float" office:value="0.363636363636">
                <text:p>0.363636363636</text:p>
              </table:table-cell>
              <table:table-cell office:value-type="float" office:value="0.563636363636">
                <text:p>0.563636363636</text:p>
              </table:table-cell>
            </table:table-row>
            <table:table-row>
              <table:table-cell office:value-type="string">
                <text:p>FD_CP_TB_CP_BFKV_ZD_CP_HLPL_ELE_SD_AP_calRWp_SDOCK</text:p>
              </table:table-cell>
              <table:table-cell office:value-type="float" office:value="0.127272727273">
                <text:p>0.127272727273</text:p>
              </table:table-cell>
              <table:table-cell office:value-type="float" office:value="0.381818181818">
                <text:p>0.381818181818</text:p>
              </table:table-cell>
              <table:table-cell office:value-type="float" office:value="0.563636363636">
                <text:p>0.563636363636</text:p>
              </table:table-cell>
            </table:table-row>
            <table:table-row>
              <table:table-cell office:value-type="string">
                <text:p>FD_PYDOCK_TOT_CP_TSC_ZD_ELE_CP_TSC_SD_AP_dDFIRE_CP_HLPL</text:p>
              </table:table-cell>
              <table:table-cell office:value-type="float" office:value="0.145454545455">
                <text:p>0.145454545455</text:p>
              </table:table-cell>
              <table:table-cell office:value-type="float" office:value="0.4">
                <text:p>0.4</text:p>
              </table:table-cell>
              <table:table-cell office:value-type="float" office:value="0.581818181818">
                <text:p>0.5818181818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scale-text="true" chart:display-label="true" chart:logarithmic="false" chart:text-overlap="true" chart:reverse-direction="false" text:line-break="false" loext:try-staggering-first="true" chart:link-data-style-to-source="true" chart:axis-position="0"/>
      <style:graphic-properties svg:stroke-color="#b3b3b3"/>
      <style:text-properties fo:font-size="8pt" fo:font-weight="bold" style:font-size-asian="10pt" style:font-size-complex="10pt"/>
    </style:style>
    <style:style style:name="ch5" style:family="chart" style:data-style-name="N0">
      <style:chart-properties chart:scale-text="true" chart:display-label="true" chart:logarithmic="false" chart:maximum="60" chart:origin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cale-text="true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cale-text="true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cale-text="true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411cm" svg:height="38.823cm" xlink:href=".." xlink:type="simple" chart:class="chart:bar" chart:style-name="ch1">
        <chart:legend chart:legend-position="top" svg:x="13.958cm" svg:y="0.184cm" style:legend-expansion="wide" chart:style-name="ch2"/>
        <chart:plot-area chart:style-name="ch3" table:cell-range-address="'success rate tripplets'.G11:'success rate tripplets'.J31" chart:data-source-has-labels="both" svg:x="2.335cm" svg:y="1.559cm" svg:width="29.311cm" svg:height="36.183cm">
          <chartooo:coordinate-region svg:x="7.868cm" svg:y="1.559cm" svg:width="23.574cm" svg:height="35.528cm"/>
          <chart:axis chart:dimension="x" chart:name="primary-x" chart:style-name="ch4" chartooo:axis-type="auto">
            <chartooo:date-scale/>
            <chart:categories table:cell-range-address="'success rate tripplets'.G12:'success rate tripplets'.G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uccess rate tripplets'.H12:'success rate tripplets'.H31" chart:label-cell-address="'success rate tripplets'.H11:'success rate tripplets'.H11" chart:class="chart:bar">
            <chart:data-point chart:repeated="20"/>
          </chart:series>
          <chart:series chart:style-name="ch8" chart:values-cell-range-address="'success rate tripplets'.I12:'success rate tripplets'.I31" chart:label-cell-address="'success rate tripplets'.I11:'success rate tripplets'.I11" chart:class="chart:bar">
            <chart:data-point chart:repeated="20"/>
          </chart:series>
          <chart:series chart:style-name="ch9" chart:values-cell-range-address="'success rate tripplets'.J12:'success rate tripplets'.J31" chart:label-cell-address="'success rate tripplets'.J11:'success rate tripplets'.J1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  <draw:g>
                  <svg:desc>'success rate tripplets'.H11:'success rate tripplets'.H11</svg:desc>
                </draw:g>
              </table:table-cell>
              <table:table-cell office:value-type="string">
                <text:p>Top10</text:p>
                <draw:g>
                  <svg:desc>'success rate tripplets'.I11:'success rate tripplets'.I11</svg:desc>
                </draw:g>
              </table:table-cell>
              <table:table-cell office:value-type="string">
                <text:p>Top100</text:p>
                <draw:g>
                  <svg:desc>'success rate tripplets'.J11:'success rate tripplets'.J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D PYDOCK_TOT and CP_TSC
ZD PYDOCK_TOT and ELE
SD SDOCK and CP_BFKV</text:p>
                <draw:g>
                  <svg:desc>'success rate tripplets'.G12:'success rate tripplets'.G31</svg:desc>
                </draw:g>
              </table:table-cell>
              <table:table-cell office:value-type="float" office:value="18.1818181818">
                <text:p>18.1818181818</text:p>
                <draw:g>
                  <svg:desc>'success rate tripplets'.H12:'success rate tripplets'.H31</svg:desc>
                </draw:g>
              </table:table-cell>
              <table:table-cell office:value-type="float" office:value="32.7272727273">
                <text:p>32.7272727273</text:p>
                <draw:g>
                  <svg:desc>'success rate tripplets'.I12:'success rate tripplets'.I31</svg:desc>
                </draw:g>
              </table:table-cell>
              <table:table-cell office:value-type="float" office:value="56.3636363636">
                <text:p>56.3636363636</text:p>
                <draw:g>
                  <svg:desc>'success rate tripplets'.J12:'success rate tripplets'.J31</svg:desc>
                </draw:g>
              </table:table-cell>
            </table:table-row>
            <table:table-row>
              <table:table-cell office:value-type="string">
                <text:p>FD CP_TB and CP_TSC
ZD CP_TB and ELE
SD AP_dDFIRE and CP_HLPL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34.5454545455">
                <text:p>34.5454545455</text:p>
              </table:table-cell>
              <table:table-cell office:value-type="float" office:value="52.7272727273">
                <text:p>52.7272727273</text:p>
              </table:table-cell>
            </table:table-row>
            <table:table-row>
              <table:table-cell office:value-type="string">
                <text:p>FD CP_RMFCA and CP_TB
ZD CP_Qp and ELE
SD AP_dDFIRE and CP_TSC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34.5454545455">
                <text:p>34.5454545455</text:p>
              </table:table-cell>
              <table:table-cell office:value-type="float" office:value="47.2727272727">
                <text:p>47.2727272727</text:p>
              </table:table-cell>
            </table:table-row>
            <table:table-row>
              <table:table-cell office:value-type="string">
                <text:p>FD_CP_BFKV and CP_TSC
ZD_AP_PISA and CP_TSC
SD_AP_dDFIRE and CP_HLPL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34.5454545455">
                <text:p>34.5454545455</text:p>
              </table:table-cell>
              <table:table-cell office:value-type="float" office:value="54.5454545455">
                <text:p>54.5454545455</text:p>
              </table:table-cell>
            </table:table-row>
            <table:table-row>
              <table:table-cell office:value-type="string">
                <text:p>FD_CP_TB and CP_BFKV
ZD_ELE and CP_TSC
SD_CP_Qp and CP_TS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34.5454545455">
                <text:p>34.5454545455</text:p>
              </table:table-cell>
              <table:table-cell office:value-type="float" office:value="54.5454545455">
                <text:p>54.5454545455</text:p>
              </table:table-cell>
            </table:table-row>
            <table:table-row>
              <table:table-cell office:value-type="string">
                <text:p>FD CP_BFKV and AP_GOAP_DF
ZD AP_T2 and ELE
SD AP_dDFIRE and CP_TSC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34.5454545455">
                <text:p>34.5454545455</text:p>
              </table:table-cell>
              <table:table-cell office:value-type="float" office:value="54.5454545455">
                <text:p>54.5454545455</text:p>
              </table:table-cell>
            </table:table-row>
            <table:table-row>
              <table:table-cell office:value-type="string">
                <text:p>FD CP_BFKV and CP_TSC
ZD CP_Qp and AP_T2
SD SDOCK and AP_PISA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34.5454545455">
                <text:p>34.5454545455</text:p>
              </table:table-cell>
              <table:table-cell office:value-type="float" office:value="52.7272727273">
                <text:p>52.7272727273</text:p>
              </table:table-cell>
            </table:table-row>
            <table:table-row>
              <table:table-cell office:value-type="string">
                <text:p>FD CP_BFKV and CP_TSC
ZD CP_HLPL and ZDOCK
SD SDOCK and AP_PISA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34.5454545455">
                <text:p>34.5454545455</text:p>
              </table:table-cell>
              <table:table-cell office:value-type="float" office:value="52.7272727273">
                <text:p>52.7272727273</text:p>
              </table:table-cell>
            </table:table-row>
            <table:table-row>
              <table:table-cell office:value-type="string">
                <text:p>FD PYDOCK_TOT and CP_TSC
ZD PYDOCK_TOT and AP_DCOMPLEX
SD AP_MPS and SDOCK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34.5454545455">
                <text:p>34.5454545455</text:p>
              </table:table-cell>
              <table:table-cell office:value-type="float" office:value="58.1818181818">
                <text:p>58.1818181818</text:p>
              </table:table-cell>
            </table:table-row>
            <table:table-row>
              <table:table-cell office:value-type="string">
                <text:p>FD CP_TB and CP_TSC
ZD CP_BT and CP_TSC
SD SDOCK and AP_PISA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34.5454545455">
                <text:p>34.5454545455</text:p>
              </table:table-cell>
              <table:table-cell office:value-type="float" office:value="49.0909090909">
                <text:p>49.0909090909</text:p>
              </table:table-cell>
            </table:table-row>
            <table:table-row>
              <table:table-cell office:value-type="string">
                <text:p>FD PYDOCK_TOT and CP_TSC
ZD AP_T2 and AP_DCOMPLEX
SD AP_MPS and SDOCK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34.5454545455">
                <text:p>34.5454545455</text:p>
              </table:table-cell>
              <table:table-cell office:value-type="float" office:value="56.3636363636">
                <text:p>56.3636363636</text:p>
              </table:table-cell>
            </table:table-row>
            <table:table-row>
              <table:table-cell office:value-type="string">
                <text:p>FD PYDOCK_TOT and CP_TSC
ZD AP_T2 and ELE
SD CP_Qp and AP_dDFIRE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34.5454545455">
                <text:p>34.5454545455</text:p>
              </table:table-cell>
              <table:table-cell office:value-type="float" office:value="58.1818181818">
                <text:p>58.1818181818</text:p>
              </table:table-cell>
            </table:table-row>
            <table:table-row>
              <table:table-cell office:value-type="string">
                <text:p>FD CP_TB and CP_BFKV
ZD PYDOCK_TOT and CP_TSC
SD SDOCK and AP_PISA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34.5454545455">
                <text:p>34.5454545455</text:p>
              </table:table-cell>
              <table:table-cell office:value-type="float" office:value="54.5454545455">
                <text:p>54.5454545455</text:p>
              </table:table-cell>
            </table:table-row>
            <table:table-row>
              <table:table-cell office:value-type="string">
                <text:p>FD PYDOCK_TOT and CP_TSC
ZD CP_TB and ELE
SD SDOCK and AP_PISA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34.5454545455">
                <text:p>34.5454545455</text:p>
              </table:table-cell>
              <table:table-cell office:value-type="float" office:value="58.1818181818">
                <text:p>58.1818181818</text:p>
              </table:table-cell>
            </table:table-row>
            <table:table-row>
              <table:table-cell office:value-type="string">
                <text:p>FD_PROPNSTS and CP_BFKV
ZD_CP_HLPL and PYDOCK_TOT
SD_AP_dDFIRE and CP_HLPL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36.3636363636">
                <text:p>36.3636363636</text:p>
              </table:table-cell>
              <table:table-cell office:value-type="float" office:value="49.0909090909">
                <text:p>49.0909090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